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end" style:justify-single-word="false" fo:text-indent="0.1965in" style:auto-text-indent="false"/>
    </style:style>
    <style:style style:name="P8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loext:graphic-properties draw:fill="solid" draw:fill-color="#eeeeee" draw:opacity="100%"/>
      <style:paragraph-properties fo:background-color="#eeeeee"/>
      <style:text-properties fo:language="ru" fo:country="RU"/>
    </style:style>
    <style:style style:name="P10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0" style:family="paragraph" style:parent-style-name="Text_20_body">
      <style:text-properties fo:language="en" fo:country="US"/>
    </style:style>
    <style:style style:name="P111" style:family="paragraph" style:parent-style-name="Text_20_body">
      <loext:graphic-properties draw:fill="solid" draw:fill-color="#eeeeee" draw:opacity="100%"/>
      <style:paragraph-properties fo:background-color="#eeeeee"/>
    </style:style>
    <style:style style:name="P112" style:family="paragraph" style:parent-style-name="First_20_line_20_indent">
      <loext:graphic-properties draw:fill="solid" draw:fill-color="#eeeeee" draw:opacity="100%"/>
      <style:paragraph-properties fo:background-color="#eeeeee"/>
      <style:text-properties fo:language="ru" fo:country="RU"/>
    </style:style>
    <style:style style:name="P11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4" style:family="paragraph" style:parent-style-name="Text_20_body">
      <style:paragraph-properties fo:margin-left="0in" fo:margin-right="0in" fo:text-align="justify" style:justify-single-word="false" fo:text-indent="0in" style:auto-text-indent="false"/>
    </style:style>
    <style:style style:name="P115" style:family="paragraph" style:parent-style-name="Text_20_body">
      <style:paragraph-properties fo:margin-left="0in" fo:margin-right="0in" fo:text-align="justify" style:justify-single-word="false" fo:text-indent="0in" style:auto-text-indent="false"/>
      <style:text-properties fo:color="#800000"/>
    </style:style>
    <style:style style:name="P11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6" style:family="paragraph" style:parent-style-name="Text_20_body" style:list-style-name="L3">
      <style:text-properties fo:language="ru" fo:country="RU"/>
    </style:style>
    <style:style style:name="P147" style:family="paragraph" style:parent-style-name="Text_20_body" style:list-style-name="L3">
      <style:text-properties fo:language="ru" fo:country="RU" fo:background-color="#ffff00"/>
    </style:style>
    <style:style style:name="P14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5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eaa1f" fo:background-color="transparent" style:font-style-asian="normal" style:font-weight-asian="normal" style:font-style-complex="normal" style:font-weight-complex="normal"/>
    </style:style>
    <style:style style:name="P15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eaa1f" officeooo:paragraph-rsid="00241de6" fo:background-color="transparent" style:font-style-asian="normal" style:font-weight-asian="normal" style:font-style-complex="normal" style:font-weight-complex="normal"/>
    </style:style>
    <style:style style:name="P15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15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da5d7"/>
    </style:style>
    <style:style style:name="P15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df46"/>
    </style:style>
    <style:style style:name="P15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0a08fb"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15a02c"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0a08fb" officeooo:paragraph-rsid="000a08fb" fo:background-color="transparent" style:font-style-asian="normal" style:font-weight-asian="normal" style:font-style-complex="normal" style:font-weight-complex="normal"/>
    </style:style>
    <style:style style:name="P15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3" style:family="paragraph" style:parent-style-name="Heading_20_1">
      <loext:graphic-properties draw:fill="solid" draw:fill-color="#eeeeee" draw:opacity="100%"/>
      <style:paragraph-properties fo:background-color="#eeeeee"/>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text-properties fo:language="ru" fo:country="RU"/>
    </style:style>
    <style:style style:name="P167" style:family="paragraph" style:parent-style-name="Heading_20_2">
      <loext:graphic-properties draw:fill="solid" draw:fill-color="#eeeeee" draw:opacity="100%"/>
      <style:paragraph-properties fo:background-color="#eeeeee"/>
      <style:text-properties fo:language="ru" fo:country="RU"/>
    </style:style>
    <style:style style:name="P168" style:family="paragraph" style:parent-style-name="Heading_20_2">
      <loext:graphic-properties draw:fill="solid" draw:fill-color="#eeeeee" draw:opacity="100%"/>
      <style:paragraph-properties fo:background-color="#eeeeee"/>
    </style:style>
    <style:style style:name="P16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07ad21"/>
    </style:style>
    <style:style style:name="T11" style:family="text">
      <style:text-properties fo:language="ru" fo:country="RU" officeooo:rsid="000a08fb"/>
    </style:style>
    <style:style style:name="T12" style:family="text">
      <style:text-properties fo:language="ru" fo:country="RU" officeooo:rsid="000da5d7"/>
    </style:style>
    <style:style style:name="T13" style:family="text">
      <style:text-properties fo:language="ru" fo:country="RU" officeooo:rsid="0012df46"/>
    </style:style>
    <style:style style:name="T14" style:family="text">
      <style:text-properties fo:language="ru" fo:country="RU" officeooo:rsid="0017b34d"/>
    </style:style>
    <style:style style:name="T15" style:family="text">
      <style:text-properties fo:language="ru" fo:country="RU" officeooo:rsid="00241de6"/>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background-color="transparent" loext:char-shading-value="0"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officeooo:rsid="000a08fb"/>
    </style:style>
    <style:style style:name="T23" style:family="text">
      <style:text-properties fo:language="en" fo:country="US" officeooo:rsid="0012df46"/>
    </style:style>
    <style:style style:name="T24" style:family="text">
      <style:text-properties fo:color="#ff3333"/>
    </style:style>
    <style:style style:name="T25" style:family="text">
      <style:text-properties fo:color="#ff3333" fo:language="ru" fo:country="RU"/>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style:font-style-asian="normal" style:font-style-complex="normal"/>
    </style:style>
    <style:style style:name="T33" style:family="text">
      <style:text-properties fo:color="#800000" fo:language="en" fo:country="US"/>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font-weight="normal" officeooo:rsid="000be40f"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normal" fo:font-weight="normal" officeooo:rsid="0012df46" fo:background-color="transparent" loext:char-shading-value="0" style:font-style-asian="normal" style:font-weight-asian="normal" style:font-style-complex="normal" style:font-weight-complex="normal"/>
    </style:style>
    <style:style style:name="T45" style:family="text">
      <style:text-properties style:use-window-font-color="true" fo:language="ru" fo:country="RU" fo:font-style="normal" fo:font-weight="normal" officeooo:rsid="001a6e13"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normal" fo:font-weight="normal" officeooo:rsid="00214a5d" fo:background-color="transparent" loext:char-shading-value="0" style:font-style-asian="normal" style:font-weight-asian="normal" style:font-style-complex="normal" style:font-weight-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font-weight="normal" style:font-style-asian="italic" style:font-weight-asian="normal" style:font-style-complex="italic" style:font-weight-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background-color="transparent" loext:char-shading-value="0"/>
    </style:style>
    <style:style style:name="T51" style:family="text">
      <style:text-properties style:use-window-font-color="true" fo:language="en" fo:country="US"/>
    </style:style>
    <style:style style:name="T52" style:family="text">
      <style:text-properties style:use-window-font-color="true" fo:language="en" fo:country="US" fo:font-style="normal" style:font-style-asian="normal" style:font-style-complex="normal"/>
    </style:style>
    <style:style style:name="T53" style:family="text">
      <style:text-properties style:use-window-font-color="true" fo:language="en" fo:country="US" fo:font-style="normal" fo:background-color="transparent" loext:char-shading-value="0" style:font-style-asian="normal" style:font-style-complex="normal"/>
    </style:style>
    <style:style style:name="T54" style:family="text">
      <style:text-properties style:use-window-font-color="true" fo:language="en" fo:country="US" fo:font-style="normal" fo:font-weight="normal" style:font-style-asian="normal" style:font-weight-asian="normal" style:font-style-complex="normal" style:font-weight-complex="normal"/>
    </style:style>
    <style:style style:name="T5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6" style:family="text">
      <style:text-properties style:use-window-font-color="true" fo:language="en" fo:country="US" fo:font-weight="normal" style:font-weight-asian="normal" style:font-weight-complex="normal"/>
    </style:style>
    <style:style style:name="T57" style:family="text">
      <style:text-properties style:use-window-font-color="true" fo:font-style="normal" style:font-style-asian="normal" style:font-style-complex="normal"/>
    </style:style>
    <style:style style:name="T58" style:family="text">
      <style:text-properties style:use-window-font-color="true" fo:font-style="normal" fo:font-weight="normal" style:font-style-asian="normal" style:font-weight-asian="normal" style:font-style-complex="normal" style:font-weight-complex="normal"/>
    </style:style>
    <style:style style:name="T59" style:family="text">
      <style:text-properties style:use-window-font-color="true" fo:font-style="italic" fo:font-weight="normal" style:font-style-asian="italic" style:font-weight-asian="normal" style:font-style-complex="italic" style:font-weight-complex="normal"/>
    </style:style>
    <style:style style:name="T60" style:family="text">
      <style:text-properties style:use-window-font-color="true" fo:background-color="transparent" loext:char-shading-value="0"/>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color="#c5000b"/>
    </style:style>
    <style:style style:name="T64" style:family="text">
      <style:text-properties fo:language="fr" fo:country="FR"/>
    </style:style>
    <style:style style:name="T65" style:family="text">
      <style:text-properties fo:color="#0000ff"/>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color="#0066cc"/>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officeooo:rsid="0007ad21"/>
    </style:style>
    <style:style style:name="T83" style:family="text">
      <style:text-properties officeooo:rsid="000a08fb"/>
    </style:style>
    <style:style style:name="T84" style:family="text">
      <style:text-properties officeooo:rsid="0012df46"/>
    </style:style>
    <style:style style:name="T85" style:family="text">
      <style:text-properties officeooo:rsid="0015a02c"/>
    </style:style>
    <style:style style:name="T86" style:family="text">
      <style:text-properties officeooo:rsid="0018e9db"/>
    </style:style>
    <style:style style:name="T87" style:family="text">
      <style:text-properties officeooo:rsid="001b3654"/>
    </style:style>
    <style:style style:name="T88" style:family="text">
      <style:text-properties officeooo:rsid="001ddec8"/>
    </style:style>
    <style:style style:name="T89" style:family="text">
      <style:text-properties officeooo:rsid="001eaa1f"/>
    </style:style>
    <style:style style:name="T90" style:family="text">
      <style:text-properties officeooo:rsid="00241d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30">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10">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11055141326675416"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5899721730377993385" text:style-name="L2">
        <text:list-item>
          <text:p text:style-name="P144">«Великие грифоны прошлого» - из канона (5<text:span text:style-name="T16">s8e)</text:span></text:p>
        </text:list-item>
        <text:list-item>
          <text:p text:style-name="P144">«Высшие заклинания в повседневном использовании: от песчинки до дворца»</text:p>
        </text:list-item>
        <text:list-item>
          <text:p text:style-name="P145">«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61">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oft-page-break/>«<text:span text:style-name="T71">Тайны Тайных Наук</text:span>» - обмен</text:p>
        </text:list-item>
        <text:list-item>
          <text:p text:style-name="P145">«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194848264378646059" text:style-name="L3">
        <text:list-item>
          <text:p text:style-name="P14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7">Селестия — переменчивая пони. В одно время не строгая, а в другое может быть такой, что страшно становится</text:p>
        </text:list-item>
        <text:list-item>
          <text:p text:style-name="P146">У Селестии были такие элементы гармонии: Магия, Доброта, Смех. У Луны — Верность, Честность, Щедрость. (ксенофазия)</text:p>
        </text:list-item>
        <text:list-item>
          <text:p text:style-name="P14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6">Около 820-ти лет назад будущий маг Лайтнинг Стар поступил на обучение к наставнику Тииспоту</text:p>
        </text:list-item>
        <text:list-item>
          <text:p text:style-name="P1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6">У Селестии грива и хвост развеваются и переливаются от магического шампуня</text:p>
        </text:list-item>
        <text:list-item>
          <text:p text:style-name="P146">Тело Селестии очень крепкое — может выдержать несколько тонн земли</text:p>
        </text:list-item>
        <text:list-item>
          <text:p text:style-name="P146">Дискорд намного старше принцесс, его магия сильнее ихней на голову</text:p>
        </text:list-item>
        <text:list-item>
          <text:p text:style-name="P146">Луна младше Селестии на 3 года. Сёстрам около 5000 лет. По другим данным, Селестии около 2500 лет (Обмен).</text:p>
        </text:list-item>
        <text:list-item>
          <text:p text:style-name="P146">Принцессы начали войну с Дискордом в возрасте, когда им было около 700 лет — и продолжалась война почти сто лет</text:p>
        </text:list-item>
        <text:list-item>
          <text:p text:style-name="P146">Самый главный враг сестёр и Дискорда — скука</text:p>
        </text:list-item>
        <text:list-item>
          <text:p text:style-name="P146">В Эквестрии на одного жеребца приходится четыре - пять кобыл</text:p>
        </text:list-item>
        <text:list-item>
          <text:p text:style-name="P1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6">Селестия в первые полторы тысячи лет путешествовала — и заварила несколько войн (две — с Эквестрией, в одной была против Луны)</text:p>
        </text:list-item>
        <text:list-item>
          <text:p text:style-name="P146">Настоящий цвет гривы Селестии — клубнично-розовая. Радужный цвет гривы и хвоста поддерживается магией</text:p>
        </text:list-item>
        <text:list-item>
          <text:p text:style-name="P146"><text:soft-page-break/>Кроме Дискорда, старше сестёр ещё старейшина драконов</text:p>
        </text:list-item>
        <text:list-item>
          <text:p text:style-name="P146">Кэйденс не прожила и 60-ти лет и является низкорожденной</text:p>
        </text:list-item>
        <text:list-item>
          <text:p text:style-name="P1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6">Народ тихо фигел от нововведений и с ещё большим ожесточением продолжал делать по-своему</text:p>
        </text:list-item>
        <text:list-item>
          <text:p text:style-name="P1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6">Когда пони женятся, они обмениваются ножными браслетами</text:p>
        </text:list-item>
        <text:list-item>
          <text:p text:style-name="P146">Светилами, кроме сестёр, могут управлять единороги (группы), Дискорд, Твайлайт и Старсвирл</text:p>
        </text:list-item>
        <text:list-item>
          <text:p text:style-name="P146">Королева Кризалис — правительница Зелёной Долины</text:p>
        </text:list-item>
        <text:list-item>
          <text:p text:style-name="P146">Мать Луны и Селестии — аликорн Лорен. Мать Дискорда — Алиса (пони-человек)</text:p>
        </text:list-item>
        <text:list-item>
          <text:p text:style-name="P14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5" text:outline-level="2">1. Терра</text:h>
      <text:p text:style-name="P28">музыка - кондовая электронная, холодная и отчаянная (Electronics “Disappointed”)</text:p>
      <text:p text:style-name="P11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16">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21">&lt;<text:span text:style-name="T31">Добавить сцену со Стасом</text:span>&gt;</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6">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6"><text:span text:style-name="T16">&gt;\</text:span>Привет, Н<text:span text:style-name="T1">эш.</text:span> Это Макс.</text:p>
      <text:p text:style-name="P76"><text:span text:style-name="T16">&lt;\</text:span>Привет Макс. <text:span text:style-name="T1">Рад тебя видеть. Где ты отсутствовал три дня?</text:span></text:p>
      <text:p text:style-name="P76"><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26"/>
      <text:p text:style-name="P46">Так, что тут у нас? По логам видно, что <text:s/>три последних запроса вызвали сбои в работе кластера и заставили перегрузиться один из хостов.</text:p>
      <text:p text:style-name="P46"><text:soft-page-break/>Введём-ка парочку <text:span text:style-name="T1">простейших</text:span> вопросов <text:span text:style-name="T1">для разминки</text:span>.</text:p>
      <text:p text:style-name="P46"/>
      <text:p text:style-name="P76"><text:span text:style-name="T16">&gt;\</text:span>Как называется наш проект?</text:p>
      <text:p text:style-name="P76"><text:span text:style-name="T16">&lt;\</text:span>Дайсон.</text:p>
      <text:p text:style-name="P76"><text:span text:style-name="T16">&gt;\</text:span>Сколько тебе лет?</text:p>
      <text:p text:style-name="P76"><text:span text:style-name="T16">&lt;\</text:span>Два года с начала запуска кластера.</text:p>
      <text:p text:style-name="P76"><text:span text:style-name="T16">&gt;\</text:span>Какой сейчас год?</text:p>
      <text:p text:style-name="P76"><text:span text:style-name="T16">&gt;\</text:span>202<text:span text:style-name="T1">1</text:span>-й.</text:p>
      <text:p text:style-name="P27"/>
      <text:p text:style-name="P46">Так, на закрытые словарные вопросы ответы есть <text:span text:style-name="T1">—</text:span> значит, речевой транслятор и база знаний в порядке.</text:p>
      <text:p text:style-name="P46">Проверим бизнес-логику на тестовой задачке.</text:p>
      <text:p text:style-name="P45"/>
      <text:p text:style-name="P76"><text:span text:style-name="T16">&gt;\</text:span>Н<text:span text:style-name="T1">эш</text:span>, отключи память <text:span text:style-name="T1">заданий</text:span> за последнюю неделю.</text:p>
      <text:p text:style-name="P76"><text:span text:style-name="T16">&lt;\</text:span>Выполнено.</text:p>
      <text:p text:style-name="P76"><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6"><text:span text:style-name="T16">&lt;\</text:span><text:span text:style-name="T1">Тебя понял. Читаю задачу...</text:span></text:p>
      <text:p text:style-name="P7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7">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77">Ограничени<text:span text:style-name="T1">е 2: решение должно находиться в правовых рамках уголовного и административного кодекса.</text:span></text:p>
      <text:p text:style-name="P77">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7"><text:span text:style-name="T16">&lt;\</text:span><text:span text:style-name="T1">Выполняю задачу</text:span>...</text:p>
      <text:p text:style-name="P77"><text:span text:style-name="T16">&lt;\</text:span>...</text:p>
      <text:p text:style-name="P77"><text:span text:style-name="T16">&lt;\</text:span>Решение:</text:p>
      <text:p text:style-name="P77"><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7"><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6">:47.bmf»</text:span></text:p>
      <text:p text:style-name="P26"/>
      <text:p text:style-name="P36">&lt;<text:span text:style-name="T1">как-то говённо. Улучшить</text:span>&gt;</text:p>
      <text:p text:style-name="P46">Хм, не понял? Ч<text:span text:style-name="T1">ё</text:span> за хрень?</text:p>
      <text:p text:style-name="P46"/>
      <text:p text:style-name="P76"><text:span text:style-name="T16">&gt;</text:span>\<text:span text:style-name="T1">Нэш</text:span>, почему ты используешь жёсткие настройки <text:span text:style-name="T1">для решения задачи</text:span>?</text:p>
      <text:p text:style-name="P76"><text:span text:style-name="T16">&lt;\</text:span>Настройки правильные, <text:span text:style-name="T1">Макс</text:span>.</text:p>
      <text:p text:style-name="P27"/>
      <text:p text:style-name="P46">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6"><text:span text:style-name="T1">Ч</text:span>то у нас с аналитикой?</text:p>
      <text:p text:style-name="P17"/>
      <text:p text:style-name="P76"><text:span text:style-name="T16">&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6">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46">Ага, уже теплее.</text:p>
      <text:p text:style-name="P46"/>
      <text:p text:style-name="P76"><text:span text:style-name="T16">&gt;</text:span>\<text:span text:style-name="T1">Нэш</text:span>, выдай <text:span text:style-name="T1">краткую </text:span>диагностику модулей <text:span text:style-name="T1">аналитики</text:span></text:p>
      <text:p text:style-name="P46"/>
      <text:p text:style-name="P46">Йо! </text:p>
      <text:p text:style-name="P46">Видеокамеры молча наблюдают за поднятым вверх <text:span text:style-name="T1">большим пальцем</text:span>.</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16">–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16">– </text:span>Окей. Спасибо, Макс. <text:span text:style-name="T1">Выручил.</text:span></text:p>
      <text:p text:style-name="P4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6"><text:span text:style-name="T1">– </text:span>Ааа, понятно. Ну ладно, у меня всё. <text:span text:style-name="T1">Отбой</text:span>!</text:p>
      <text:p text:style-name="P47"><text:span text:style-name="T1">– Отбой</text:span>. <text:span text:style-name="T1">Ещё раз спасибо, что помог. Жаль, что ты ушёл</text:span><text:span text:style-name="T16">.</text:span></text:p>
      <text:p text:style-name="P85">Гудки.</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17">***</text:p>
      <text:p text:style-name="P11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30">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6">&lt;</text:span><text:span text:style-name="T74">мелодия из Донни Дарко</text:span><text:span text:style-name="T16">&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1">А у нас получается... </text:span><text:span text:style-name="T2">–</text:span><text:span text:style-name="T6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79">Музыка быстрая, тревожная, надорваная и печальная (Pet Shop Boys “So Hard” ?)</text:p>
      <text:p text:style-name="P30"/>
      <text:p text:style-name="P11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31">Описание получше. Подземелье</text:span><text:span text:style-name="T1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1">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8">верх</text:span>…</text:p>
      <text:p text:style-name="P5">Тут м<text:span text:style-name="T16">еня, </text:span>наконец,<text:span text:style-name="T16"> стошнило. Буквально вывернуло наизнанку: из носа текло, в глазах стояли слёзы. </text:span></text:p>
      <text:p text:style-name="P5"><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64">Jack of Hearts</text:span><text:span text:style-name="T64"><text:note text:id="ftn7" text:note-class="footnote"><text:note-citation>7</text:note-citation><text:note-body><text:p text:style-name="Footnote"><text:bookmark text:name="result_box1"/><text:span text:style-name="T64">Jack of Hearts</text:span> <text:span text:style-name="T1">– Червовый валет (фр.)</text:span></text:p></text:note-body></text:note></text:span><text:span text:style-name="T6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5"><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6">–</text:span> ТЫ!!! ТЫ!..</text:p>
      <text:p text:style-name="P5"><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text:span text:style-name="T3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6">3. </text:span>Кантерлот</text:h>
      <text:p text:style-name="P80">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2476719380332226250"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7"/>
      <text:p text:style-name="P12">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text:soft-page-break/>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8"><text:span text:style-name="T16">Ну, понятно, в элитном придворцовом квартале, который представляет из себя </text:span><text:span text:style-name="T1">верхний город</text:span><text:span text:style-name="T16">, цены кусаются. Надо топать вниз, на окраину. Но, блин, корявые пальцы внесли свою коррективу в шопинг-план!</text:span></text:p>
      <text:p text:style-name="P78"><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text:span text:style-name="T1">усиленного</text:span>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8"> И никто ж не догадывался, что она может летать! Её </text:span><text:span text:style-name="T39">Солнечное </text:span><text:span text:style-name="T38"><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6">4. </text:span>Библиотека</text:h>
      <text:p text:style-name="P19">&lt;<text:span text:style-name="T65">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0">– А по-моему, ты не…</text:p>
      <text:p text:style-name="P48"><text:span text:style-name="T17">– Так, я попрошу! – перебила меня венценосная кобыла. – Давай, ты не будешь лезть в мои дела, а я не буду</text:span><text:span text:style-name="T5">… эээ… ммм…</text:span></text:p>
      <text:p text:style-name="P50">– Не будешь что?</text:p>
      <text:p text:style-name="P58">Селестия нахмурилась и угрожающе подняла крылья.</text:p>
      <text:p text:style-name="P58"><text:span text:style-name="T16">– </text:span>Не забывай, человек, я — могущественный маг и правитель Эквестрии. Ко мне нужно относиться с должным уважением!</text:p>
      <text:p text:style-name="P58"><text:span text:style-name="T16">– </text:span>А то что? Превратишь в жабу? Сошлёшь на Луну? Убьёшь нахер?</text:p>
      <text:p text:style-name="P58">Аликорница сникла. Уши её опустились.</text:p>
      <text:p text:style-name="P58"><text:span text:style-name="T16">– </text:span>Макс, не надо... Ты же знаешь, я этого не сделаю.</text:p>
      <text:p text:style-name="P58"><text:soft-page-break/><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58"><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58"><text:span text:style-name="T16">Аликорница уселась н</text:span>а пол <text:span text:style-name="T16">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8"><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16">– </text:span>Вот, читай отсюда. <text:span text:style-name="T16">– а</text:span>ликорница подчеркнула абзац копытом.</text:p>
      <text:p text:style-name="P58"/>
      <text:p text:style-name="P60">***</text:p>
      <text:p text:style-name="P60"/>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text:soft-page-break/>&lt;<text:span text:style-name="T30">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text:span text:style-name="T1">Дискордовы</text:span>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50">–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p text:style-name="P50">&lt;<text:span text:style-name="T31">Глава про то, как Селестия пытается определить, чего хочет Макс. В конце-концов, она понимает, что Макс хочет секса и дружбы</text:span>&gt;</text:p>
      <text:p text:style-name="P50"/>
      <text:h text:style-name="P166" text:outline-level="2"><text:span text:style-name="T16">5. </text:span>Индиго</text:h>
      <text:p text:style-name="P50"/>
      <text:p text:style-name="P5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фиолетово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онечно! Скажи ей, что у меня сегодня день рождения, и я очень сильно огорчи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8">Я остался сидеть в полнейшем замешательстве. </text:p>
      <text:p text:style-name="P58"/>
      <text:p text:style-name="P60">***</text:p>
      <text:p text:style-name="P58">&lt;<text:span text:style-name="T65">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8"><text:soft-page-break/></text:p>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text:soft-page-break/>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8"/>
      <text:p text:style-name="P58">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8"><text:soft-page-break/>–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 А Дискорд? Ты говорила, он от древности вообще сбрендил.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8"><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Селестия мелодично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text:soft-page-break/>–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 Вроде да. Хотя, по-моему, дело уже не в муравьях.</text:p>
      <text:p text:style-name="P58">– По-моему, тоже. – рассмеялась аликорница. – Продолжай...</text:p>
      <text:p text:style-name="P58"/>
      <text:h text:style-name="P165" text:outline-level="2">6. Стыд</text:h>
      <text:p text:style-name="P58"/>
      <text:p text:style-name="P67">~~~ Завтра на семь в библиотеке ~~~</text:p>
      <text:p text:style-name="P67"/>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text:soft-page-break/>–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text:soft-page-break/>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8">– А как ты сама помнишь о том заклинании, если оно стёрто из бытия? – резонно подметил я.</text:p>
      <text:p text:style-name="P58">– У меня есть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6">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text:soft-page-break/>– Проблемы? Что за проблемы? Извини, я таки прослушал.</text:p>
      <text:p text:style-name="P5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5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16">— умение делегировать полномочия. Вечером того же дня я села за письменный стол.</text:span></text:p>
      <text:p text:style-name="P50">“<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6">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16">—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Селли. Если хочешь.</text:p>
      <text:p text:style-name="P58">– Хорошо. До встречи, Селли.</text:p>
      <text:p text:style-name="P58">– До встречи, Макс.</text:p>
      <text:p text:style-name="P58"/>
      <text:h text:style-name="Heading_20_2" text:outline-level="2"><text:span text:style-name="T1">8</text:span>. <text:span text:style-name="T16">40-6</text:span></text:h>
      <text:p text:style-name="P81">Mark Knopfler — Hill Farmers Blues — или на следующую главу (прощание)</text:p>
      <text:p text:style-name="P58"/>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6">— оставить тебе напутствие.</text:span></text:p>
      <text:p text:style-name="P67"><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67">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text:soft-page-break/></text:p>
      <text:p text:style-name="P50">…</text:p>
      <text:p text:style-name="P50"/>
      <text:p text:style-name="P58">Тоже мне, философ выискался, Диоген копытный! Вот не люблю, когда всякие "гуру" с глубокомысленным видом порют чушь. Эквестрия <text:span text:style-name="T18">—</text:span> сказоч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text:span>Блин, м<text:span text:style-name="T16">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2">— вся архитектура явно </text:span><text:span text:style-name="T40">была </text:span><text:span text:style-name="T52">заточена под крылатых. Таких, для которых приземлиться на балкон в тронном зале или уйти через портик на крыше</text:span><text:span text:style-name="T68"> </text:span><text:span text:style-name="T52">—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52"> </text:span><text:span text:style-name="T40">Его центр занимал высокий </text:span><text:span text:style-name="T52">кругл</text:span><text:span text:style-name="T40">ый</text:span><text:span text:style-name="T52"> </text:span><text:span text:style-name="T40">футон</text:span><text:span text:style-name="T52"> </text:span><text:span text:style-name="T40">с</text:span><text:span text:style-name="T52"> велик</text:span><text:span text:style-name="T40">им</text:span><text:span text:style-name="T52"> множество</text:span><text:span text:style-name="T40">м</text:span><text:span text:style-name="T52"> подушек. Среди них я с удивлением заметил плюшевую единорожку </text:span><text:span text:style-name="T40">фиолетового</text:span><text:span text:style-name="T52">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58">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58">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50"><text:span text:style-name="T1">–</text:span> Мы же договорились! <text:span text:style-name="T1">Селли</text:span>!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text:span text:style-name="T1">Селестия</text:span>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oft-page-break/><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text:span text:style-name="T1">Селестии</text:span> скрылся за дверью.</text:p>
      <text:p text:style-name="P5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0"><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Селестия. <text:span text:style-name="T16">–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text:span text:style-name="T1">Селестии</text:span>.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Селес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pan text:style-name="T16">–</text:span> А водку у вас принято пить?</text:p>
      <text:p text:style-name="P48"><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58"><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16">– Я несказанно рада, что, наконец-то, могу назвать тебя своим другом. </text:span>– мурлыкнула Тия. – <text:span text:style-name="T16">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16">– Это ты называешь “дружбой”? – с </text:span>улыбкой хмыкнул<text:span text:style-name="T16"> я. – </text:span>Мне нравится твоё чувство юмора.</text:p>
      <text:p text:style-name="P58">Аликорница нахмурилась.</text:p>
      <text:p text:style-name="P58"><text:span text:style-name="T16">–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16">– </text:span>Нет, что ты, Тия, не мели ерунды! Я всем доволен, я просто в восторге. Мне вообще кажется, что я попал в рай,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6">— не друг, я — нечто большее. Я тебя </text:span>лю...</text:p>
      <text:p text:style-name="P58">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50">–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0">***</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52">– </text:span><text:span text:style-name="T40">Говорят, в Додж-сити почти не осталось жителей. В местном депо перестали обслуживать паровозы из-за отсутствия рабочих. Старик </text:span><text:span text:style-name="T52">–</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2">– </text:span><text:span text:style-name="T57">А из Пинто Крика уже месяц нет новостей...</text:span></text:p>
      <text:p text:style-name="P5"><text:span text:style-name="T52">– </text:span><text:span text:style-name="T5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15"><text:span text:style-name="T57">– </text:span>“<text:span text:style-name="T1">Что я могу сделать, чтобы вернуть всё назад?</text:span>”</text:p>
      <text:p text:style-name="P15"><text:span text:style-name="T57">– </text:span><text:span text:style-name="T40">Так и сказала?</text:span></text:p>
      <text:p text:style-name="P1"><text:span text:style-name="T52">–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7">– </text:span><text:span text:style-name="T40">Что бы это значило, Флер?</text:span></text:p>
      <text:p text:style-name="P15"><text:span text:style-name="T57">–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8">…</text:p>
      <text:p text:style-name="P7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пони!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6">–</text:span> Ты? <text:span text:style-name="T16">–</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6">–</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1">—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6">–</text:span> А почему вы не поселитесь в более пригодном для земледелия месте?</text:p>
      <text:p text:style-name="P4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 Может, мне поговорить с ней?</text:p>
      <text:p text:style-name="P48"><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50">– Ну ок. Тогда она обрадуется следующей новости: я ухожу.</text:p>
      <text:p text:style-name="P50">Селестия еле заметно дрогнула ушами. Она отвернулась и молча смотрела в окно, не выказывая эмоций.</text:p>
      <text:p text:style-name="P50"><text:soft-page-break/>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50"/>
      <text:p text:style-name="P1"><text:span text:style-name="T53">&lt;</text:span><text:span text:style-name="T70">Mark Knopfler - </text:span><text:span text:style-name="T69">Hill Farmer's Blues</text:span><text:span text:style-name="T53">&gt;</text:span></text:p>
      <text:p text:style-name="P52">***</text:p>
      <text:p text:style-name="P50"/>
      <text:p text:style-name="P5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6">–<text:span text:style-name="T1"> Но магия есть и сейчас, мам!</text:span></text:p>
      <text:p text:style-name="P5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6">–<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6"><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6">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7">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м!</text:p>
      <text:p text:style-name="P67"><text:soft-page-break/>– Конечно, моя хорошая...</text:p>
      <text:p text:style-name="P67"/>
      <text:p text:style-name="P5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5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52">–</text:span><text:span text:style-name="T40">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треть арбуза каждое.</text:p>
      <text:p text:style-name="P50">– Ред Делишес? Две серебряшки.</text:p>
      <text:p text:style-name="P50">– Куча?</text:p>
      <text:p text:style-name="P50">– Ну ты даёшь! – хмыкнула Эпплджек. – Даже не смешно.</text:p>
      <text:p text:style-name="P50"><text:soft-page-break/>– Неужели штука?</text:p>
      <text:p text:style-name="P50">Поняшк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 </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text:soft-page-break/></text:p>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5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52">исчезновений уже год. Почту за честь работать </text:span><text:span text:style-name="T40">под твоим руководством</text:span><text:span text:style-name="T52">. Подожди немного, я </text:span><text:span text:style-name="T40">от</text:span><text:span text:style-name="T52">систематизирую нужную информацию и расскажу тебе, насколько далеко смогла продвинуться.</text:span></text:p>
      <text:p text:style-name="P48">“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51">***</text:p>
      <text:p text:style-name="P50"/>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следующий листок.</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58"><text:span text:style-name="T16">– Вот ещё! </text:span>– возмутился дракончик. – Никогда на такое не соглашусь!</text:p>
      <text:p text:style-name="P58"><text:soft-page-break/>–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8">–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1">—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8"/>
      <text:p text:style-name="P5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6">— максимум двух пони, </text:span>после чего мне придётся восстанавливаться около месяца<text:span text:style-name="T16">.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58">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0">&lt;Seal — Amazing <text:span text:style-name="T1">(T</text:span><text:span text:style-name="T16">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6">—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20">—</text:span><text:span text:style-name="T21"> </text:span><text:span text:style-name="T73">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8">&lt;<text:span text:style-name="T72">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4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6">чёрный экран?</text:span></text:p>
      <text:p text:style-name="P57"/>
      <text:p text:style-name="P60">***</text:p>
      <text:p text:style-name="P58"/>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3">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4"/>
      <text:h text:style-name="Heading_20_2" text:outline-level="2">12. День сурка</text:h>
      <text:p text:style-name="P15">&lt;<text:span text:style-name="T6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6">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Порыв ветра скрыл аликорницу в вихре снежинок. Её очертания расплылись.</text:p>
      <text:p text:style-name="P58">– Эй, постой, ты куда? Я пошутил! Погоди, не исчезай! Стой! Не оставляй меня здесь!!! Я пошутил!!!</text:p>
      <text:p text:style-name="P5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Селли?</text:p>
      <text:p text:style-name="P5">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8"><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8">– Что за ерунда? – Я схватился за голову, пытаясь не дать ей взорваться. Потом взглянул вниз и схватился за другое. – Что за херня??!</text:p>
      <text:p text:style-name="P58">Я вскочил и в спешке начал одеваться.</text:p>
      <text:p text:style-name="P58">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52">—</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50">– Эээ! Это что же получается? Выходит, зря я яблоки <text:span text:style-name="T1">притащила</text:span>? Нам же не сидр нужен?</text:p>
      <text:p text:style-name="P5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text:soft-page-break/>– А, по-моему, ты перепутала, Скуталу. Мыслью направляется <text:span text:style-name="T1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 Тебе легко говорить, Ску! Ты никакой своей особенной частицы не притащила! Давай мы твой скутер к ускорителю пришпандорим?</text:p>
      <text:p text:style-name="P5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
      <text:p text:style-name="P58">…</text:p>
      <text:p text:style-name="P58"/>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6">— то ли я был глух к магии, то ли она ко мне, но с в</text:span>олшебством<text:span text:style-name="T16">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8">Закрыв дверь, я отправился в город.</text:p>
      <text:p text:style-name="P58"/>
      <text:p text:style-name="P58">…</text:p>
      <text:p text:style-name="P58"/>
      <text:p text:style-name="P58">–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oft-page-break/><text:span text:style-name="T4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2"> </text:span><text:span text:style-name="T40">Мощнее ускорителя только магия драконов, аликорнов и Элементов Гармонии. Если бы я была...</text:span><text:span text:style-name="T16"> </text:span>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Макс.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52">– Я </text:span><text:span text:style-name="T57">всегда буду оставаться в тени. </text:span><text:span text:style-name="T52">– </text:span><text:span text:style-name="T57">хлюпала единорожка. </text:span><text:span text:style-name="T52">– </text:span><text:span text:style-name="T57">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6">– </text:span>Ты?!</text:p>
      <text:p text:style-name="P102"><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6">– М</text:span>ожет тогда, ты скажешь, что в нём пошло не так и почему к вам попал я, а не сверхаликорн?</text:p>
      <text:p text:style-name="P102"><text:span text:style-name="T16">– </text:span>Не скажу. Заклинания Стар Свирла Бородатого обычно если срабатывают, то без ошибок.</text:p>
      <text:p text:style-name="P58"><text:span text:style-name="T16">– Если </text:span>только <text:span text:style-name="T16">их правильно вызывают. – </text:span>пробурчал Спайк, возвращаясь в корзинку.</text:p>
      <text:p text:style-name="P48"><text:span text:style-name="T16">–</text:span> <text:span text:style-name="T1">Эмм. </text:span>Что он имел ввиду?</text:p>
      <text:p text:style-name="P48"><text:span text:style-name="T16">–</text:span> Ну, <text:span text:style-name="T16">–</text:span> Твайлайт смутилась, <text:span text:style-name="T16">–</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6">–</text:span> <text:span text:style-name="T1">е</text:span>динорожка опустила голову.</text:p>
      <text:p text:style-name="P48"><text:span text:style-name="T16">– </text:span><text:span text:style-name="T1">Да, завершилось всё препаршиво. Принцесса Луна сказала, лучше бы её обратно на Луну закинули.</text:span></text:p>
      <text:p text:style-name="P48"><text:span text:style-name="T16">– </text:span><text:span text:style-name="T1">И я её понимаю! Не каждый может справиться с потерей своего особенного пони. Вот у тебя, Макс, есть своя особенная пони?</text:span></text:p>
      <text:p text:style-name="P48"><text:span text:style-name="T16">– </text:span><text:span text:style-name="T1">Хм. Нет.</text:span></text:p>
      <text:p text:style-name="P48"><text:span text:style-name="T16">– </text:span><text:span text:style-name="T1">А друзья?</text:span></text:p>
      <text:p text:style-name="P48"><text:span text:style-name="T16">– </text:span><text:span text:style-name="T1">У меня был друг. Погиб два месяца назад.</text:span></text:p>
      <text:p text:style-name="P1"><text:span text:style-name="T16">–</text:span> О, мои соболезнования! Друзей терять <text:span text:style-name="T1">тоже</text:span> тяжко.</text:p>
      <text:p text:style-name="P1"><text:span text:style-name="T16">–</text:span> Всё в порядке, Твайлайт.<text:span text:style-name="T16">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2">—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2">.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40">.</text:span></text:p>
      <text:p text:style-name="P58">…</text:p>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6">Чужестранец-человек разбил сердце нашей обожаемой Селестии! Двор в отчаянии </text:span><text:span text:style-name="T20">—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16">– </text:span>Привет, Эй-Джей! У тебя проблемы?</text:p>
      <text:p text:style-name="P58"><text:span text:style-name="T16">– </text:span>Привет, сахарок. <text:span text:style-name="T16">– </text:span>озабоченно поприветствовала меня пони. <text:span text:style-name="T16">–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16">– </text:span>А ты, Маки,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16">–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16">– </text:span>Хошь сказать, ты в Кантерлоте у Селестии под крылышком телеги чинил? Или Рэр сбрехала про Селестию?</text:p>
      <text:p text:style-name="P58">Я мысленно ругнулся на языкатую единорожку и молча достал пенал с инструментами.</text:p>
      <text:p text:style-name="P58">…</text:p>
      <text:p text:style-name="P58">Собрав инструмент, я потолкал тележку назад-вперёд.</text:p>
      <text:p text:style-name="P58"><text:span text:style-name="T16">– Г</text:span>отово. Принимай работу, хозяйка!</text:p>
      <text:p text:style-name="P58">Эпплджек стиснула меня в сокрушающих объятиях.</text:p>
      <text:p text:style-name="P58"><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pan text:style-name="T16">– </text:span>Этой... Бери... Сам делал... Ток не говори никому, лады?</text:p>
      <text:p text:style-name="P58"><text:soft-page-break/>Я сунул флягу за пазуху. Биг Мак молниеносно накрыл дерюгой подсумок и через мгновение за телегу заглянула Эпплджек.</text:p>
      <text:p text:style-name="P58"><text:span text:style-name="T16">–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73">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73">объявляла вывеска.</text:span></text:p>
      <text:p text:style-name="P5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16">– </text:span>Свободно? <text:span text:style-name="T16">– </text:span>спросил я у единственной пони, сидящей за столиком.</text:p>
      <text:p text:style-name="P58"><text:span text:style-name="T16">– </text:span>Да-да, конечно. <text:span text:style-name="T1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8"><text:span text:style-name="T16">– <text:s/></text:span>Пирог с грибами, яишницу и чизкейк<text:span text:style-name="T16"> – </text:span>сообщил я подошедшей официантке.</text:p>
      <text:p text:style-name="P58"><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58"><text:span text:style-name="T16">–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16">– </text:span>Вы, наверное, ждёте кого-то?</text:p>
      <text:p text:style-name="P61"><text:span text:style-name="T16">– </text:span>Неа.</text:p>
      <text:p text:style-name="P61"><text:span text:style-name="T16">– </text:span>Просто обедаете?</text:p>
      <text:p text:style-name="P61"><text:span text:style-name="T16">– </text:span>Неа.</text:p>
      <text:p text:style-name="P61"><text:span text:style-name="T16">– </text:span>Просто сидите и мрачно смотрите на меня?</text:p>
      <text:p text:style-name="P61"><text:span text:style-name="T16">– </text:span>Неа.</text:p>
      <text:p text:style-name="P61">Хм, а эта пони не из разговорчивых. Ну ладно.</text:p>
      <text:p text:style-name="P61"><text:span text:style-name="T16">– </text:span>А что же вы делаете?</text:p>
      <text:p text:style-name="P61"><text:span text:style-name="T16">– </text:span>Веселюсь. <text:span text:style-name="T16">– </text:span>мрачно заявила пони.</text:p>
      <text:p text:style-name="P61"><text:span text:style-name="T16">– </text:span>Если я вас достал, то так и скажите. Извините.</text:p>
      <text:p text:style-name="P61">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pan text:style-name="T16">– </text:span>Привет, Макс!</text:p>
      <text:p text:style-name="P61">Вот дискорд! То есть, чёрт! Обитатели этого городка в который раз поражали меня своей проницательностью. У меня на лбу написано, что ли?!</text:p>
      <text:p text:style-name="P61"><text:soft-page-break/><text:span text:style-name="T16">– </text:span>Мы с вами раньше встречались?</text:p>
      <text:p text:style-name="P61"><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16">– </text:span>Оставь, Салвер.<text:span text:style-name="T16"> </text:span>Ему за счёт заведения.</text:p>
      <text:p text:style-name="P58"><text:span text:style-name="T16">– </text:span>Ясно, мисс Пинки. <text:span text:style-name="T16">– </text:span>официантка кивнула и ушла.</text:p>
      <text:p text:style-name="P58"><text:span text:style-name="T16">– Ч</text:span>его-о-о?<text:span text:style-name="T16"> </text:span>Так это твой бар?</text:p>
      <text:p text:style-name="P58"><text:span text:style-name="T16">– </text:span>Агась. <text:span text:style-name="T16">– </text:span>поняха пожала плеч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16">– </text:span>Тихо-тихо. <text:span text:style-name="T16">– </text:span>я оглянулся на посетителей. Шёпот Пинки, наверное, был слышен даже на улице. <text:span text:style-name="T16">– </text:span>Не вспоминай опять. Давай лучше выпьем на брудершафт. За знакомство.</text:p>
      <text:p text:style-name="P58"><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16">– </text:span>У меня есть идея получше. <text:span text:style-name="T16">– </text:span>на свет показалась фляга Большого Макинтоша.</text:p>
      <text:p text:style-name="P58"><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16">– </text:span>Починил телегу. Только молчок про самогон, раз уж ты в курсе. <text:span text:style-name="T16">– </text:span>я разлил сидр по чашкам.</text:p>
      <text:p text:style-name="P58"><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16">–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pan text:style-name="T16">– У </text:span>тебя такая смешная мордочка! <text:span text:style-name="T16">– </text:span>захихикали Пинки, покачиваясь. <text:span text:style-name="T16">– </text:span>Как будто ты <text:span text:style-name="T73">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16">– </text:span>Эммм... Скажи-ка мне, мой друг П-п-пинки... Легенда про фаэри <text:span text:style-name="T21">— </text:span><text:span text:style-name="T73">эт правда?</text:span></text:p>
      <text:p text:style-name="P58"><text:span text:style-name="T21">– </text:span><text:span text:style-name="T73">Какая из? Их много, вообще-то. Ик!</text:span></text:p>
      <text:p text:style-name="P58"><text:span text:style-name="T21">– </text:span><text:span text:style-name="T73">Про принцесс. Про то, что они фаэри, спустившиеся с неба во плоти, чтоб помогать пони управлять Эквестрией?</text:span></text:p>
      <text:p text:style-name="P58"><text:soft-page-break/><text:span text:style-name="T21">– </text:span><text:span text:style-name="T73">Макс, </text:span><text:span text:style-name="T21">– </text:span><text:span text:style-name="T73">захихикала Пинки, взъерошив копытами розовые кудряшки и попытавшись соорудить из них бороду, </text:span><text:span text:style-name="T21">–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8"><text:span text:style-name="T21">–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58"><text:span text:style-name="T21">– </text:span><text:span text:style-name="T73">Ты что-о-о! Нельзя любить фаэри! Она похитит твоё сердце, и ты будешь искать её, пока не... </text:span><text:span text:style-name="T21">– </text:span><text:span text:style-name="T73">Пинки погрузилась в так и не съеденный салат «по-Кантерлотски» и захрапела.</text:span></text:p>
      <text:p text:style-name="P58"><text:span text:style-name="T21">– </text:span><text:span text:style-name="T73">Пока не умру?</text:span></text:p>
      <text:p text:style-name="P58"><text:span text:style-name="T21">– </text:span><text:span text:style-name="T73">Нет, глупенький, </text:span><text:span text:style-name="T21">– </text:span><text:span text:style-name="T73">пробулькала Пинки из миски. </text:span><text:span text:style-name="T21">– </text:span><text:span text:style-name="T73">Пока не найдёшь.</text:span></text:p>
      <text:p text:style-name="P6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2">Холодок незаметно прокрался мне в душу и прояснил мозги. Я кинул взгляд на часы на стене. Было без десяти шесть.</text:p>
      <text:p text:style-name="P62">Бля!</text:p>
      <text:p text:style-name="P6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2">БАМММ!!!</text:p>
      <text:p text:style-name="P6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2"><text:span text:style-name="T16">– </text:span>Судя по тому, как ты стремительно сбежал от меня не попрощавшись, у тебя проблемы. <text:span text:style-name="T16">– </text:span>заметила с укором кобылка.</text:p>
      <text:p text:style-name="P62"><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62"><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62"><text:span text:style-name="T16">– </text:span>У нас?</text:p>
      <text:p text:style-name="P62">Пинки молча поддела меня носом и с неожиданной<text:tab/>для такой маленькой кобылки силой буквально закинула меня себе на спину.</text:p>
      <text:p text:style-name="P6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2"><text:soft-page-break/>Но недостаточное.</text:p>
      <text:p text:style-name="P6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2"><text:span text:style-name="T16">– </text:span>Стооой! <text:span text:style-name="T16">– </text:span>заорал я. <text:span text:style-name="T16">– </text:span>Выпрыгивай из бочки!!!</text:p>
      <text:p text:style-name="P62">Кобылка-пилот улыбнулась и постукала копытцем по шлему, показывая, что не слышит меня.</text:p>
      <text:p text:style-name="P62"><text:span text:style-name="T16">– </text:span>Выпрыгивааа... <text:span text:style-name="T16">– </text:span>мой крик утонул в рёве рвущихся фейерверков.</text:p>
      <text:p text:style-name="P6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2"><text:span text:style-name="T16">– </text:span>Эм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62">Поняшка ткнула в бок белоснежную пони-единорога. Та раскрыла глаза и осмотрелась.</text:p>
      <text:p text:style-name="P62"><text:span text:style-name="T16">– </text:span>Смотри, вот те и ответ на вопрос, куда деваются пони!</text:p>
      <text:p text:style-name="P62"><text:span text:style-name="T16">– </text:span>Где? <text:span text:style-name="T16">– </text:span>единорожка начала оглядываться.</text:p>
      <text:p text:style-name="P62"><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62"><text:span text:style-name="T16">– </text:span>И что? Я всё равно не пойму, куда пони деваются? И куда пропала Скуталу?</text:p>
      <text:p text:style-name="P62"><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6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2"/>
      <text:p text:style-name="P63">***<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8"><text:soft-page-break/></text:p>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6">— </text:span>забавного, не вполне нормального единорога, считающего себя то человеком, то аликорном.<text:span text:style-name="T16">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9"><text:span text:style-name="T16">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9"><text:soft-page-break/>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6">P.S. Н</text:span>е гневите мироздание воровством! <text:span text:style-name="T36">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9"/>
      <text:p text:style-name="P5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6"/>
      <text:p text:style-name="P56">P.S.P.S. <text:span text:style-name="T1">Я всё равно дождусь, когда ты перестанешь злиться!</text:span></text:p>
      <text:p text:style-name="P67"/>
      <text:h text:style-name="Heading_20_2" text:outline-level="2">13. Мэйнхэттен</text:h>
      <text:p text:style-name="P83">ZZ Top – Gimme all your lovin</text:p>
      <text:p text:style-name="P83">Mothley Crue – Kick Start My Heart</text:p>
      <text:p text:style-name="P62"><text:span text:style-name="T16">– </text:span>Попробуй ещё раз. Может, сбой соединения.</text:p>
      <text:p text:style-name="P6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2"><text:span text:style-name="T16">– </text:span>Не отсылается. Глюк какой-то.</text:p>
      <text:p text:style-name="P6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ли нарисовать солнцем «<text:span text:style-name="T16">х#й</text:span>» на небе, чем заставить пони-чинушу поступиться хотя бы запятой в должностных инструкциях.</text:p>
      <text:p text:style-name="P62"><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62"><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2"/>
      <text:p text:style-name="P63">***</text:p>
      <text:p text:style-name="P62"/>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2"><text:span text:style-name="T16">– </text:span>Это неправильно! <text:span text:style-name="T16">– </text:span>заявила Рэйнбоу Дэш, отвернувшись от окна.</text:p>
      <text:p text:style-name="P62"><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62"><text:span text:style-name="T16">– </text:span>Да я не про то! <text:span text:style-name="T16">– </text:span>отмахнулась пегаска. <text:span text:style-name="T16">– </text:span>Посмотри на поле.</text:p>
      <text:p text:style-name="P62"><text:span text:style-name="T16">– </text:span>И что? Поле как поле.</text:p>
      <text:p text:style-name="P62"><text:span text:style-name="T16">– </text:span>Оно не убрано. <text:span text:style-name="T16">– </text:span>мрачно ответила пегаска. <text:span text:style-name="T16">– </text:span>Ужас, сколько кукурузы пропадает!</text:p>
      <text:p text:style-name="P62">Я присмотрелся получше и указал ей на очередной городок, проносящийся за окном.</text:p>
      <text:p text:style-name="P62"><text:span text:style-name="T16">– </text:span>У самого посёлка поля убраны. Наверняка дойдёт дело и до остальных.</text:p>
      <text:p text:style-name="P62"><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2"><text:span text:style-name="T16">– </text:span>Спасибо, но от пинкиных плюшек у меня фланки округляются.</text:p>
      <text:p text:style-name="P62"><text:span text:style-name="T16">– </text:span>Да ладно тебе, Рэйнбоу Дэш! От одной не округлятся.</text:p>
      <text:p text:style-name="P62"><text:span text:style-name="T16">– </text:span>От одной —<text:span text:style-name="T16"> </text:span>нет. Но я ж на одной не остановлюсь... И вот что. Зови меня Дэш! А то и мне придётся звать тебя полным именем, а я этого не выношу. <text:span text:style-name="T16">– </text:span>Пегаска взяла карту и нахмурилась. <text:span text:style-name="T16">– </text:span>Да что ж такое, какого сена! Одни валеты идут!</text:p>
      <text:p text:style-name="P62">За окном несколько пони работали на поле. Что-то странное было в их деятельности.<text:span text:style-name="T16"> </text:span>Как будто…</text:p>
      <text:p text:style-name="P62"><text:span text:style-name="T16">– О</text:span>но и понятно, что поля не убраны. Откуда ж им быть убранными, когда на двух работающих пони целая толпа бездельников!</text:p>
      <text:p text:style-name="P6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2"><text:span text:style-name="T16">– </text:span>Они паслись… Ты можешь себе представить? Макс! Они ПАСЛИСЬ! Ели траву, как какие-то дикари! Фигня какая-то…</text:p>
      <text:p text:style-name="P6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2">…</text:p>
      <text:p text:style-name="P62"><text:soft-page-break/>ВЖИИИИИИИИИ!!!</text:p>
      <text:p text:style-name="P6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2"><text:span text:style-name="T16">–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2"><text:span text:style-name="T16">– </text:span>Леди и джентльпони! Просьба не паниковать! Поезд дальше не идёт: впереди провал! <text:span text:style-name="T16">– </text:span>крикнул проводник.</text:p>
      <text:p text:style-name="P62"><text:span text:style-name="T16">– </text:span>Какой ещё, в дышло, провал? Я проезжал тут два дня назад!</text:p>
      <text:p text:style-name="P62"><text:span text:style-name="T16">– </text:span>Безобразие! Верните мне деньги за билет!</text:p>
      <text:p text:style-name="P62"><text:span text:style-name="T16">– </text:span>Как вы смеете! Я опоздаю в порт! <text:s/><text:span text:style-name="T16">– </text:span>послышались выкрики в толпе.</text:p>
      <text:p text:style-name="P62">Проводник — седой земнопони стального цвета — поставил фонарь на пол и вытер со лба пот.</text:p>
      <text:p text:style-name="P62"><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2">Я осторожно подошёл к краю и глянул вниз. </text:p>
      <text:p text:style-name="P6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2"><text:span text:style-name="T16">– </text:span>Эта дыра фиг знает на сколько длится! <text:span text:style-name="T16">– </text:span>заявила Дэш, выныривая из темноты. <text:span text:style-name="T16">–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2"><text:span text:style-name="T16">– </text:span>Дэш, нам надо на ту сторону.</text:p>
      <text:p text:style-name="P62"><text:span text:style-name="T16">– </text:span>Нет проблем. Я могу тебя перенести.</text:p>
      <text:p text:style-name="P62">Я с сомнением посмотрел на пегаску. Дэш в холке была мне по пояс.</text:p>
      <text:p text:style-name="P62"><text:span text:style-name="T16">– </text:span>Ты точно в этом уверена?</text:p>
      <text:p text:style-name="P6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2"><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62">Мля.</text:p>
      <text:p text:style-name="P62"><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2"><text:soft-page-break/>Пегаска почесала затылок и заметила.</text:p>
      <text:p text:style-name="P62"><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6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2">А что, это идея! Если «мостик» из висящих рельсов выдержал её, то выдержит и меня —<text:span text:style-name="T16"> </text:span>я уже давно заметил, что пони по весу были не легче, а то и тяжелее меня. Я поплевал на руки и сбросил рюкзак.</text:p>
      <text:p text:style-name="P62">…</text:p>
      <text:p text:style-name="P6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2">Разумеется, я посмотрел вниз.</text:p>
      <text:p text:style-name="P6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2">…</text:p>
      <text:p text:style-name="P62">Я валялся на насыпи и трясся как в лихорадке. От пережитого шока меня тошнило.</text:p>
      <text:p text:style-name="P62"><text:span text:style-name="T16">– </text:span>Ты как, в порядке? Макс? <text:span text:style-name="T16">– п</text:span>егаска озабоченно потрогала меня за плечо. <text:span text:style-name="T16">– </text:span>В чём дело? Как ты себя чувствуешь?</text:p>
      <text:p text:style-name="P6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2"><text:span text:style-name="T16">– </text:span>Я чувствую, что только что упустил отличную возможность отлить на вселенную!</text:p>
      <text:p text:style-name="P62"/>
      <text:p text:style-name="P63">***</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2"><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9">Принцесса Селестия Эквестрийская, Дневная Глава Диархии, Непобедимое Солнце, Защитница Кантерлота, Страж Эверфри и прочая и прочая...» </text:span><text:span text:style-name="T54">– </text:span><text:span text:style-name="T58">прочитал охранник, близоруко щурясь.</text:span></text:p>
      <text:p text:style-name="P62"><text:span text:style-name="T16">– </text:span>Удостоверение личности предъявлять? <text:span text:style-name="T16">– </text:span>осведомился я.</text:p>
      <text:p text:style-name="P62"><text:span text:style-name="T16">– </text:span>Ч-ч-человеку М-м-максу? <text:span text:style-name="T16">– </text:span>заикаясь, переспросил охранник. Он присмотрелся ко мне получше и изо всех сил опустил копыто мне на ботинок.</text:p>
      <text:p text:style-name="P62">Бляяя!!! Ах ты ж!!!</text:p>
      <text:p text:style-name="P62">Хлопнула освобождённая дверь, изнутри клацнула щеколда.</text:p>
      <text:p text:style-name="P62"><text:span text:style-name="T16">– </text:span>Нет, ты видела? Он мне чуть носок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62">Дэш, ни слова не говоря, прислонила ухо к двери.</text:p>
      <text:p text:style-name="P62"><text:span text:style-name="T16">– </text:span>Будешь смеяться, но именно этим он и занят. Вызывает полицию по телефону. <text:span text:style-name="T16">– </text:span>сообщила пегаска.</text:p>
      <text:p text:style-name="P62"><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62">Пегаска продолжала слушать. Потом глаза её округлились от удивления.</text:p>
      <text:p text:style-name="P62"><text:span text:style-name="T16">– </text:span>Оп-па! <text:span text:style-name="T16">– </text:span>пегаска оторвала ухо от двери. <text:span text:style-name="T16">– </text:span>Макс, кажись, у нас проблемы. Надо сваливать отсюда. Долго объяснять. Из того, что я поняла, копы будут не на нашей стороне.</text:p>
      <text:p text:style-name="P62">Ну охренеть! Я что, нанёс моральную травму охраннику своим видом? Добро пожаловать в Эквестрию, страну дружбы и пони!</text:p>
      <text:p text:style-name="P62"><text:span text:style-name="T16">– </text:span>Сколько у нас времени?</text:p>
      <text:p text:style-name="P62">Дэш почесала в затылке.</text:p>
      <text:p text:style-name="P62"><text:span text:style-name="T16">–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6">– </text:span>двадцать минут у нас есть.</text:p>
      <text:p text:style-name="P62">Я с наслаждением захреначил ногой в стеклянную дверь павильона. Осколки стекла брызнули во все стороны.</text:p>
      <text:p text:style-name="P62"><text:span text:style-name="T16">– </text:span>Тогда давай сначала обыщем контору. Если уж полиция всё равно едет сюда, так пусть у них хотя бы будет повод!</text:p>
      <text:p text:style-name="P62"/>
      <text:p text:style-name="P63">***</text:p>
      <text:p text:style-name="P62"/>
      <text:p text:style-name="P62"><text:soft-page-break/>Разумеется, полиция приехала, как только мы обнаружили эти чёртовы резонаторы — иначе ж и быть не могло!</text:p>
      <text:p text:style-name="P62">…</text:p>
      <text:p text:style-name="P62">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span text:style-name="T16">&lt;</text:span>Т<text:span text:style-name="T30">вайлайт в Понивилле, услышав про портативный ускоритель, захочет его получить. Макс смутится</text:span><text:span text:style-name="T16">&gt;</text:span></text:p>
      <text:p text:style-name="P62">Снаружи послышался вой сирены и цокот множества копыт.</text:p>
      <text:p text:style-name="P62"><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2">Пиздец! Мы с Дэш переглянулись.</text:p>
      <text:p text:style-name="P62"><text:span text:style-name="T16">– </text:span>Это твои двадцать минут? <text:span text:style-name="T16">– </text:span>возмутился я. <text:span text:style-name="T16">– </text:span>Да ещё и десяти не прошло!</text:p>
      <text:p text:style-name="P62">Дэш вымучено скривилась.</text:p>
      <text:p text:style-name="P62"><text:span text:style-name="T16">– </text:span>Человек Макс, здание окружено! Мы знаем, что ты внутри! Выходи добровольно, или будешь взят силой! <text:span text:style-name="T16">– </text:span>загремел усиленный мегафоном голос.</text:p>
      <text:p text:style-name="P62">Я разбил топором стеклянные дверцы прибора и вытащил рубины.</text:p>
      <text:p text:style-name="P62"><text:span text:style-name="T16">–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2">Пегаска отрицательно помотала головой.</text:p>
      <text:p text:style-name="P62"><text:span text:style-name="T16">– </text:span>Ну уж фигушки. Я тебя тут не оставлю.</text:p>
      <text:p text:style-name="P62"><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62"><text:span text:style-name="T16">– </text:span>Ты не понимаешь! <text:span text:style-name="T16">– </text:span>упрямо мотнула головой пегаска. <text:span text:style-name="T16">– </text:span>Всё изменилось. Никто тебя не вытащит.</text:p>
      <text:p text:style-name="P6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2"><text:span text:style-name="T16">– </text:span>Быстро за мной! <text:span text:style-name="T16">– </text:span>скомандовала пегаска, помчавшись к лестнице в офисные этажи.</text:p>
      <text:p text:style-name="P62">Я припустил было за ней, потом вернулся и поднял над головой раскуроченный ускоритель.</text:p>
      <text:p text:style-name="P62"><text:span text:style-name="T16">– Ю-</text:span>хууу<text:span text:style-name="T16">!!!</text:span></text:p>
      <text:p text:style-name="P6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2">На последнем этаже пегаска стояла в коридоре, с сомнением обозревая ряд дверей.</text:p>
      <text:p text:style-name="P62"><text:span text:style-name="T16">– </text:span>Где-то тут должна быть дверь на крышу. Не могли же они залазить туда по пожарной лестнице?</text:p>
      <text:p text:style-name="P6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62"><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2"><text:span text:style-name="T16">– </text:span>Макс, подвинься!</text:p>
      <text:p text:style-name="P62">Пегаска оттеснила меня крупом и повернулась к двери задом.</text:p>
      <text:p text:style-name="P62"><text:span text:style-name="T16">– </text:span>Ю-хууу!</text:p>
      <text:p text:style-name="P62">БАБАХ!!!</text:p>
      <text:p text:style-name="P6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2"><text:span text:style-name="T16">– </text:span>Ты чего на меня так уставился? <text:span text:style-name="T16">– </text:span>подозрительно спросила пегаска.</text:p>
      <text:p text:style-name="P62"><text:span text:style-name="T16">– </text:span>Да так… Не ожидал, что ты такая…</text:p>
      <text:p text:style-name="P62"><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62">С лестницы донёсся топот копыт, в конце коридора появились пони-полицейские.</text:p>
      <text:p text:style-name="P6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2"><text:span text:style-name="T16">–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2"><text:span text:style-name="T16">– </text:span>Ты! Не! По! Нял! Те! Бе! Не! Льзя! Тут! Ос! Та! ВАТЬСЯ!!! <text:span text:style-name="T16">– </text:span>мощный толчок изнутри катапультировал её с люка.</text:p>
      <text:p text:style-name="P6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2"><text:span text:style-name="T16">– </text:span>Ты чего делаешь??! Мы же упадём! Ты ж не удержишь!..</text:p>
      <text:p text:style-name="P6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2">Некоторое время было тихо. Потом хлопнули ставни и чей-то сонный голос недовольно пробормотал:</text:p>
      <text:p text:style-name="P62"><text:soft-page-break/><text:span text:style-name="T16">– </text:span>Кто мешает нам спать после тяжкого выступления?</text:p>
      <text:p text:style-name="P62">Я осторожно выглянул из куста.</text:p>
      <text:p text:style-name="P6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2">Птицы и цикады продолжили пение, прерванное нашим вторжением. </text:p>
      <text:p text:style-name="P6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2"><text:span text:style-name="T16">– </text:span>Так вот кто тревожит наш сон!</text:p>
      <text:p text:style-name="P62">Дверь дома приоткрылась. Стало видно, что за ней притаилась единорожка, уже спустившаяся с мансарды.</text:p>
      <text:p text:style-name="P62"><text:span text:style-name="T16">– </text:span>Так-так, посмотрим, что тут у нас. Ага. Гм. Это наверняка тот монстр-человек, о котором писали в газетах. Занятно.</text:p>
      <text:p text:style-name="P62">Я крутился в телекинетическом поле перед единорожкой как некий диковинный экспонат шоу уродцев.</text:p>
      <text:p text:style-name="P62"><text:span text:style-name="T16">– </text:span>А это у нас кто? Гмм. Пегаска. Вот так раз! Рэйнбоу Дэш! Какими судьбами?</text:p>
      <text:p text:style-name="P62"><text:span text:style-name="T16">– </text:span>ТРИКСИ! <text:span text:style-name="T16">– <text:s/></text:span>фейсхуфнула Дэш. <text:span text:style-name="T16">– </text:span>Во имя Селестии, ЧТО ты тут делаешь?!!</text:p>
      <text:p text:style-name="P62"><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62">Так как дипломатические таланты пегаски оставляли желать лучшего, я решил взять переговоры в свои руки.</text:p>
      <text:p text:style-name="P62"><text:span text:style-name="T16">– </text:span>Эээ. Гм. Я дико извиняюсь, мы не знали, что вы спите днём, а то бы ни за что не стали вас тревожить. Мы пролетали мимо, и я подумал...</text:p>
      <text:p text:style-name="P62"><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62"><text:span text:style-name="T16">– </text:span>Трикси! Не смей! У нас мегаважное задание! Нам нужно вернуться Понивилль во что бы то ни стало! <text:span text:style-name="T16">– </text:span>пегаска извивалась изо всех сил, пытаясь выбраться из магического захвата.</text:p>
      <text:p text:style-name="P62"><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62">Пегаска задумалась. Она обернулась на меня и мрачно спросила:</text:p>
      <text:p text:style-name="P62"><text:span text:style-name="T16">– </text:span>Ей ведь нельзя рассказывать, да?</text:p>
      <text:p text:style-name="P62"><text:span text:style-name="T16">– </text:span>Нельзя. <text:span text:style-name="T16">– </text:span>подтвердил я. <text:span text:style-name="T16">–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2"><text:span text:style-name="T16">– </text:span>Трикси. Если ты нас не выдашь, я готова выступать. В твоих представлениях. Кем угодно. Целый месяц! После сопровождения Макса в Понивилль…</text:p>
      <text:p text:style-name="P62"><text:span text:style-name="T16">– </text:span>ОГО!</text:p>
      <text:p text:style-name="P62">Единорожка аж уселась на крыльцо от удивления.</text:p>
      <text:p text:style-name="P62"><text:span text:style-name="T16">– </text:span>Представлем себе, ЧТО вы скрываете, если ты готова на ТАКОЕ! Признаюсь, вам удалось нас заинтересовать!</text:p>
      <text:p text:style-name="P62">Единорожка в задумчивости стала ходить по веранде туда-сюда, разговаривая сама с собой.</text:p>
      <text:p text:style-name="P62"><text:soft-page-break/><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2">Единорожка встала на задние ноги и захлопала в копыта. После чего она метнулась в дом, потянув нас за собой.</text:p>
      <text:p text:style-name="P6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2">Единорожка улеглась на диване. Мы с Дэш шмякнулись на ковёр.</text:p>
      <text:p text:style-name="P62"><text:span text:style-name="T16">– </text:span>Мы приняли решение не выдавать вас полиции в обмен на то, что вы расскажете нам о вашей секретной миссии!</text:p>
      <text:p text:style-name="P62"><text:span text:style-name="T16">– </text:span>Не пойдёт! <text:span text:style-name="T16">– </text:span>заявил я. <text:span text:style-name="T16">– </text:span>Я уже сказал, что это тайна. Мне добавить нечего.</text:p>
      <text:p text:style-name="P62"><text:span text:style-name="T16">– </text:span>Да неужели? <text:span text:style-name="T16">– </text:span>захлопала ресницами Трикси. <text:span text:style-name="T16">– </text:span>Ты хорошо подумал?</text:p>
      <text:p text:style-name="P62">Окно <text:s/>комнаты распахнулось. В комнату ворвался вой сирены. Несколько полицейских фургонов промчались мимо.</text:p>
      <text:p text:style-name="P62">Вот чёрт!!!</text:p>
      <text:p text:style-name="P62">…</text:p>
      <text:p text:style-name="P53"/>
      <text:p text:style-name="P62"><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62"><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2"><text:span text:style-name="T16">– </text:span>Стой! Что ты там сказала о Селестии?</text:p>
      <text:p text:style-name="P62">Трикси молча левитировала мне газеты с трюмо.</text:p>
      <text:p text:style-name="P62">Фак! Фак-фак-фак!!!</text:p>
      <text:p text:style-name="P62">«<text:span text:style-name="T36">Исчезновение дневной главы диархии: Эквестрия в панике!</text:span>» (статья двухдневной давности).</text:p>
      <text:p text:style-name="P62">«<text:span text:style-name="T3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2">«<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62">«<text:span text:style-name="T3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2">«<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2">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53">– <text:span text:style-name="T1">ОНИ ЧТО, ШУТОК НЕ ПОНИМАЮТ?!! </text:span>– <text:span text:style-name="T1">заорал я наконец. </text:span>– <text:span text:style-name="T1">Нашли пониеда, ёб их </text:span><text:span text:style-name="T31">дымоходом через коромысло</text:span><text:span text:style-name="T1">!!!</text:span></text:p>
      <text:p text:style-name="P62"><text:soft-page-break/><text:span text:style-name="T16">– </text:span>Прикинь, а? <text:span text:style-name="T16">– </text:span>участливо ткнулась в меня носом Дэш. <text:span text:style-name="T16">– </text:span>Над моими приколами тоже одна я смеюсь. У<text:span text:style-name="T16">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2">Я зажал голову в ладонях и застонал, покачиваясь из стороны в сторону.</text:p>
      <text:p text:style-name="P62"><text:span text:style-name="T16">– </text:span>Макс? Ты в порядке?</text:p>
      <text:p text:style-name="P6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2">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62"/>
      <text:p text:style-name="P6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2">И у меня есть кое-какие результаты, чёрт побери!</text:p>
      <text:p text:style-name="P6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2">Дерьмо! Слишком много «если» и «может быть»!</text:p>
      <text:p text:style-name="P62">Трижды дерьмо!!! Я забыл, что для проведения эксперимента, нам нужна помощь Селестии!</text:p>
      <text:p text:style-name="P62"/>
      <text:p text:style-name="P73"><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2"/>
      <text:p text:style-name="P6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2">Что ж, вполне привычное для меня состояние. Последний месяц был просто ярким фантастически-нереальным исключением из правила.</text:p>
      <text:p text:style-name="P41">МУ-ХА-ХА!</text:p>
      <text:p text:style-name="P41"><text:soft-page-break/>Кажется, я знаю, как показать фак провидению! <text:span text:style-name="T16">Show must go on! &lt;</text:span>Макс задумал вместо Селестии использовать Элементы гармонии<text:span text:style-name="T16">&gt;</text:span></text:p>
      <text:p text:style-name="P62">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2">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53">&lt;<text:span text:style-name="T75">David Bowie - Lets Dance/ Ashes To Ashes</text:span></text:p>
      <text:p text:style-name="P53"><text:span text:style-name="T75">Roxette – Queen of rain</text:span>&gt;</text:p>
      <text:p text:style-name="P62">– Ы! Ы! Ы! Ы! Ы!</text:p>
      <text:p text:style-name="P62">Дэш стучала лбом о сосну с такой силой, что на неё падали иголки и шишки.</text:p>
      <text:p text:style-name="P62">Я вышел из фургона и присел рядом.</text:p>
      <text:p text:style-name="P62">– Дэш! В конце-концов, мы можем спать днём, а идти ночью. Тогда я могу тащить фургон. Не стоит тебе так мучаться.</text:p>
      <text:p text:style-name="P62">Пегаска стояла, прижавшись лбом к стволу, и молчала. Я продолжил.</text:p>
      <text:p text:style-name="P62">– Или же мы можем нанять земнопони. Я не буду показываться из фургона, а ты строго запретишь ему совать нос внутрь.</text:p>
      <text:p text:style-name="P62">Дэш тяжело вздохнула и закатила глаза.</text:p>
      <text:p text:style-name="P6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2">Пегаска пробормотала что-то чуть слышно.</text:p>
      <text:p text:style-name="P62">– Что? – не расслышал я.</text:p>
      <text:p text:style-name="P6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2"><text:soft-page-break/>Я пожал плечами и обнял пегаску.</text:p>
      <text:p text:style-name="P62">– Э, нет, погоди. – Дэш сбросила плащ Трикси, скрывающий её крылья. – Давай!</text:p>
      <text:p text:style-name="P62">Я обнял её повторно. В этот раз пегаска не стояла смирно, а, в свою очередь, обняла меня.</text:p>
      <text:p text:style-name="P6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2">– Эмм… Ты чего?</text:p>
      <text:p text:style-name="P62">Дэш раскрыла глаза. Я упёрся ладонью ей в грудь и осторожно отодвинул от себя. Пегаска разжала обьятия.</text:p>
      <text:p text:style-name="P62">– Йей! Обнимашки таки клёво снимают стресс! Тебе разве не нравится?</text:p>
      <text:p text:style-name="P62">– Нравится. Но ты слишком увлеклась: я чуть не оказался на земле.</text:p>
      <text:p text:style-name="P62">Дэш смутилась.</text:p>
      <text:p text:style-name="P62">– Упс! Забыла, что у тебя только одна пара ног для упора! Не сердись!</text:p>
      <text:p text:style-name="P62">Я покровительно похлопал пегаску по шее.</text:p>
      <text:p text:style-name="P6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2">Пегаска немедленно заорала:</text:p>
      <text:p text:style-name="P62">– Обнимашки-и-и!!! – и повалила меня на траву. Сила, таящаяся в её худеньком теле, обескураживала.</text:p>
      <text:p text:style-name="P62">– Дэш! Ну, не воспринимай же всё так буквально, ё-моё!</text:p>
      <text:p text:style-name="P62">– Гы! Что-то ты не слишком был готов к этому разу!</text:p>
      <text:p text:style-name="P6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2">Наконец она приземлилась, пропахав в дёрне борозды тормозного следа.</text:p>
      <text:p text:style-name="P62">– Ффух! Ещё бы немного, и я бы рехнулась от тоски! Как только Эпплджек эти телеги таскает? Это же офигенно скучно!</text:p>
      <text:p text:style-name="P62">Пегаска накинула на себя плащ, скрыв крылья, и стала впрягаться в фургончик.</text:p>
      <text:p text:style-name="P62">– Макс, залазь в фургон. Там впереди какой-то посёлок. Купим еды и узнаем новости.</text:p>
      <text:p text:style-name="P62"/>
      <text:p text:style-name="P63">***</text:p>
      <text:p text:style-name="P62"/>
      <text:p text:style-name="P62">Три дня спустя…</text:p>
      <text:p text:style-name="P62"/>
      <text:p text:style-name="P62">«<text:span text:style-name="T36">Добро пожаловать в Груммингтон! Вам здесь рады!</text:span></text:p>
      <text:p text:style-name="P62"><text:span text:style-name="T36">Население города </text:span><text:span text:style-name="T76">302 пони</text:span><text:span text:style-name="T36">.</text:span></text:p>
      <text:p text:style-name="P62"><text:span text:style-name="T76">250 пони</text:span><text:span text:style-name="T36">.</text:span></text:p>
      <text:p text:style-name="P62"><text:span text:style-name="T76">125 поней</text:span><text:span text:style-name="T36">.</text:span></text:p>
      <text:p text:style-name="P62"><text:soft-page-break/><text:span text:style-name="T36">54 паня.</text:span>»</text:p>
      <text:p text:style-name="P62"/>
      <text:p text:style-name="P6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2">Я вернулся за столик у окна и продолжил писать письмо.</text:p>
      <text:p text:style-name="P62">«<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9">твою забывчивость, из-за которой нам с Дэш пришлось пилить через пол-Эквестрии за резонаторами. Так что, моя </text:span><text:soft-page-break/><text:span text:style-name="T49">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8">Крепко обнимаю, чешу холку, хлопаю по шее! Твой Макс. </text:span><text:span text:style-name="T27">Дружба </text:span><text:span text:style-name="T48">—</text:span><text:span text:style-name="T27"> </text:span><text:span text:style-name="T3">э</text:span><text:span text:style-name="T27">то, </text:span><text:span text:style-name="T78">так её </text:span><text:span text:style-name="T3">разэтак</text:span><text:span text:style-name="T78">,</text:span><text:span text:style-name="T27"> магия!</text:span><text:span text:style-name="T68">»</text:span></text:p>
      <text:p text:style-name="P62"/>
      <text:p text:style-name="P6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2">– Всё в порядке, Дэш?</text:p>
      <text:p text:style-name="P62">Пегаска смотрела на язычки огня, танцующие в окошке печной дверцы и молчала. Наконец она отозвалась.</text:p>
      <text:p text:style-name="P62">– Нет. Не всё в порядке.</text:p>
      <text:p text:style-name="P62">Дэш отвернулась от огня и взглянула на меня.</text:p>
      <text:p text:style-name="P6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2">Я сел рядом с пегаской, обнял её и легонько встряхнул.</text:p>
      <text:p text:style-name="P6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2">Дэш негромко всхлипнула и тут же закашлялась, пытаясь скрыть секундную слабость.</text:p>
      <text:p text:style-name="P6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2">Пегаска фейсхуфнула.</text:p>
      <text:p text:style-name="P6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2">Я поставил кастрюлю с картошкой на печку.</text:p>
      <text:p text:style-name="P62">– Дэш. Когда ты в последний раз летала?</text:p>
      <text:p text:style-name="P62">– Вчера утром немного. А что?</text:p>
      <text:p text:style-name="P62">– Попробуй взлети сейчас. Просто поднимись к потолку.</text:p>
      <text:p text:style-name="P6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2">– …Да ладно!</text:p>
      <text:p text:style-name="P62">Пегаска сидела на полу и удивлённо рассматривала свои крылья. Потом для уверенности подёргала зубами за маховые перья.</text:p>
      <text:p text:style-name="P62"><text:soft-page-break/>– Вроде не сплю — боль чувствуется. Тогда какого сена я падаю?!!</text:p>
      <text:p text:style-name="P62">– Дэш. – мягко сказал я. – Судя по площади крыльев, пегасы держатся в воздухе, в основном, за счёт магии.</text:p>
      <text:p text:style-name="P62">– И?</text:p>
      <text:p text:style-name="P6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2">– У-у-у-ы-ы-ы-а-а-а!</text:p>
      <text:p text:style-name="P62">Дэш горько, с подвыванием, разрыдалась.</text:p>
      <text:p text:style-name="P62">– Ы-ы-ы! Я не могу без неба-а-а! Мне нужно лета-а-ать! Я пега-а-ас!</text:p>
      <text:p text:style-name="P62">Крутая и тренированная пегаска сотрясалась от плача, как ребёнок. Её депрессия последних дней вырвалась наружу эмоциональным взрывом.</text:p>
      <text:p text:style-name="P62">– Почему всё так… хнык... паршиво? Что мы сделали не так? Хнык… Я даже не знаю, с кем надо подраться, чтобы всё исправить…</text:p>
      <text:p text:style-name="P62">Я сел рядом. Мне нечем было её утешить, я мог лишь молча обнять её, поглаживая по растрёпанной гриве. Пегаска, вхлипывая, прижалась ко мне.</text:p>
      <text:p text:style-name="P62">– Макс?</text:p>
      <text:p text:style-name="P62">– Да?</text:p>
      <text:p text:style-name="P6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2">– Дэш, мы дойдём до Понивилля, что бы ни случилось. Обещаю тебе.</text:p>
      <text:p text:style-name="P62">Пегаска утешилась и замерла, глядя в огонь.</text:p>
      <text:p text:style-name="P62">Я мыл тарелки после ужина, когда услышал бормотание Дэш за спиной.</text:p>
      <text:p text:style-name="P62">«И-и-и… о-о-о… эн… а-а-а… И она.. П-э-э-э… о-о-о… Как эта буква называется, забери меня дискорд? Ша? Ша! Эл! А! Мммм… И она пошла...»</text:p>
      <text:p text:style-name="P62">Громкий «бабах» дал понять, что Дэш захлопнула книгу. После короткой паузы взьерошенная пегаска <text:s/>выглянула из-за спины.</text:p>
      <text:p text:style-name="P62">– Макс? Расскажи какую-нибудь сказку на ночь? Что-то спать не хочется.</text:p>
      <text:p text:style-name="P62">Пегаска залезла на диван и похлопала рядом с собой.</text:p>
      <text:p text:style-name="P62">Я поставил тарелку в шкафчик и вытер руки о передник.</text:p>
      <text:p text:style-name="P62">– Дэш, это плохая идея. Давай, я лучше тебе почитаю.</text:p>
      <text:p text:style-name="P62">– Хочу сказку! – пегаска насупилась и отгородилась от меня подушкой. – Ты плохой!</text:p>
      <text:p text:style-name="P62">– Дэш! Я не помню ни черта!</text:p>
      <text:p text:style-name="P62">– Сказку!!! – подушка полетела в меня.</text:p>
      <text:p text:style-name="P6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2">Дэш повернулась ко мне спиной и стала подозрительно шмыгать носом.</text:p>
      <text:p text:style-name="P62">Я подошёл к дивану и сел рядом, развернув её к себе.</text:p>
      <text:p text:style-name="P62">– Ну ладно. Сама напросилась!</text:p>
      <text:p text:style-name="P62">Я задумался.</text:p>
      <text:p text:style-name="P62"><text:soft-page-break/>…</text:p>
      <text:p text:style-name="P62">– Вот тебе сказка с моралью. Слушай.</text:p>
      <text:p text:style-name="P62">Я устроился на диване, положив под ноги подушку, на которой тут же примостилась и пегаска.</text:p>
      <text:p text:style-name="P62">– Однажды в кувшин с молоком попали две жабы…</text:p>
      <text:p text:style-name="P62">– Бггг! Уже смешно! – заржала Дэш. – <text:s/>Как могли жабы попасть в кувшин? Он же высокий? Жабы прыгают низко. Может, это было блюдце?</text:p>
      <text:p text:style-name="P62">– Нет! – упёрся я. – Кувшин! Иначе морали не получится! Жабы… эээ… свалились в него с кантерлотской скалы.</text:p>
      <text:p text:style-name="P62">– Ух ты! Круто! А что они там делали?</text:p>
      <text:p text:style-name="P62">– Дэш! Как я могу рассказывать, если ты постоянно меня перебиваешь?</text:p>
      <text:p text:style-name="P62">– Ну пожалуйста! Больше не буду, только объясни, как жабы оказались в Кантерлоте?</text:p>
      <text:p text:style-name="P6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2">– Вау! Прикольно!</text:p>
      <text:p text:style-name="P6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2">– А потом?</text:p>
      <text:p text:style-name="P6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2">Пегаска затряслась от смеха. Потом, прервавшись, строго спросила с меня:</text:p>
      <text:p text:style-name="P62">– А какая тут мораль? Ты говорил, в этой сказке будет мораль!</text:p>
      <text:p text:style-name="P62">– Мораль? Э-э-э... Мораль тут такая. – <text:s/>мрачно заявил я. – Не умеешь летать — не суйся к принцессе!</text:p>
      <text:p text:style-name="P62">– Хорошая… ммм… сказка… – пробормотала пегаска сонно. Зевнув во весь рот она потянулась и, обняв мою ногу, заснула.</text:p>
      <text:p text:style-name="P6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2">Я пожал плечами, устроился поудобнее и укрылся одеялом.</text:p>
      <text:p text:style-name="P62">…</text:p>
      <text:p text:style-name="P6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2">Скррржжжж… Скррржжж… Скррржжж…</text:p>
      <text:p text:style-name="P62">Снаружи раздался скрежет. В глубокой ночи, посреди абсолютной тишины этот тихий <text:s/>звук таил необъяснимую угрозу.</text:p>
      <text:p text:style-name="P62">Скррржжжж… Скррржжж…</text:p>
      <text:p text:style-name="P6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2"><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2">– Что ты тут делаешь так поздно? Где твои родители? – вздохнув с облегчением, спросил я.</text:p>
      <text:p text:style-name="P62">Выйдя из фургона, я подошёл к жеребёнку и посветил на жестянку.</text:p>
      <text:p text:style-name="P62">– Чем ты тут занимаешься?</text:p>
      <text:p text:style-name="P62">Жеребёнка молча смотрела на меня, зажав гвоздь в зубах. На жестянке были коряво выцарапаны буквы.</text:p>
      <text:p text:style-name="P62">«<text:span text:style-name="T76">37 пни</text:span></text:p>
      <text:p text:style-name="P75">24пн</text:p>
      <text:p text:style-name="P75">15</text:p>
      <text:p text:style-name="P62"><text:span text:style-name="T36">1</text:span>»</text:p>
      <text:p text:style-name="P62">– Что это за цифры? – спросил я.</text:p>
      <text:p text:style-name="P6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2">«<text:span text:style-name="T36">Добро пожаловать в Груммингтон! Вам здесь рады!</text:span></text:p>
      <text:p text:style-name="P62"><text:span text:style-name="T36">Население города </text:span><text:span text:style-name="T76">302 пони</text:span><text:span text:style-name="T36">.</text:span></text:p>
      <text:p text:style-name="P62"><text:span text:style-name="T76">250 пони</text:span><text:span text:style-name="T36">.</text:span></text:p>
      <text:p text:style-name="P62"><text:span text:style-name="T76">125 поней</text:span><text:span text:style-name="T36">.</text:span></text:p>
      <text:p text:style-name="P62"><text:span text:style-name="T36">54 паня.</text:span>»</text:p>
      <text:p text:style-name="P6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2">– Ты хочешь сказать, этой ночью из населения осталась ты одна? – хрипло спросил я.</text:p>
      <text:p text:style-name="P62">Кобылка кивнула и снова показала на жестянку и вверх.</text:p>
      <text:p text:style-name="P62">– Макс! Оглянись! – тревожно воскликнула Дэш у меня за спиной.</text:p>
      <text:p text:style-name="P6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2">– Дэш! Быстро!</text:p>
      <text:p text:style-name="P6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2">УУУУУУРРРРРРГГГГХХХХХХХ!!!<text:span text:style-name="T16">&lt;</text:span><text:span text:style-name="T67">Metallica-Enter Sandman</text:span><text:span text:style-name="T16">&gt;</text:span></text:p>
      <text:p text:style-name="P6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2">– Макс, запрыгивай!</text:p>
      <text:p text:style-name="P62"><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2"/>
      <text:p text:style-name="P6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2"/>
      <text:h text:style-name="Heading_20_2" text:outline-level="2">15. Филлидельфия</text:h>
      <text:p text:style-name="P53">&lt;<text:span text:style-name="T66">Elo - Sorrow about to fall</text:span>&gt;</text:p>
      <text:p text:style-name="P53">&lt;<text:span text:style-name="T66">Kiss – I Was Made For Lovin’ You</text:span>&gt;</text:p>
      <text:p text:style-name="P6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2">Я поднял кусок газеты, прибитый ветром к ограждению и быстро пробежался по заголовкам.</text:p>
      <text:p text:style-name="P62">«<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1">«</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1">».</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без лётных аттестатов</text:span>». «<text:span text:style-name="T36">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2">На ближайшем же столбе висело объявление, в котором за мою голову уже предлагалось двадцать пять тысяч.</text:p>
      <text:p text:style-name="P6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2">Пегаска взмахнула крыльями для эффекта. Неожиданно для неё и меня, взмах крыльев подбросил её вверх на хороший метр.</text:p>
      <text:p text:style-name="P62">– Какого се… – пегаска приземлилась на круп, изумлённо глядя на свои крылья. – ...на!</text:p>
      <text:p text:style-name="P62">Подумав немного, Дэш выбралась из упряжи и что есть мочи замахала крыльями.</text:p>
      <text:p text:style-name="P62"><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2">Я перевязывал пегаске голову, когда мне в голову пришла идея. Я указал на валяющийся рядом с нами самокат.</text:p>
      <text:p text:style-name="P62">– Дэш, ты ведь сможешь буксировать его на лету?</text:p>
      <text:p text:style-name="P62">– Этот? Конечно могу! Плёвое дело!</text:p>
      <text:p text:style-name="P62">– А со мной?</text:p>
      <text:p text:style-name="P62">– Хмм. Понимаю, к чему ты клонишь.</text:p>
      <text:p text:style-name="P62">Пегаска критически оглядела меня.</text:p>
      <text:p text:style-name="P6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2">…</text:p>
      <text:p text:style-name="P62">Когда дорожное покрытие слилось в сплошную серую полосу, а руль самоката начал у меня в руках вибрировать от скорости, я заорал:</text:p>
      <text:p text:style-name="P62">– Дэ-э-э-ш!!! Сто-о-ой!!! Хватит! Испытание пройдено! Не увлекайся!!!</text:p>
      <text:p text:style-name="P62">Пегаска приземлилась и, выплюнув поводья изо рта, встала в гордую позу.</text:p>
      <text:p text:style-name="P62">– Я ещё и не начинала, между прочим! Так, только чуть-чуть размялась!</text:p>
      <text:p text:style-name="P62">Я положил самокат и на трясущихся ногах приближался к ней. Сердце ходило ходуном где-то в районе пяток.</text:p>
      <text:p text:style-name="P62">– Дэш, ты это нарочно? Про «клячу» и всё такое?</text:p>
      <text:p text:style-name="P62">– А что такое? – невинно спросила пегаска, полуобернувшись ко мне задом.</text:p>
      <text:p text:style-name="P62">– А ничего. – нарочито спокойно сказал я, демонстративно закатывая рукава.</text:p>
      <text:p text:style-name="P6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2">– <text:s/>А того, что я тебя сейчас!..</text:p>
      <text:p text:style-name="P62">ХЛОП!</text:p>
      <text:p text:style-name="P6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2">– Бггг! – <text:s/>заржала пегаска. – Макс, не будь нытиком! Прикольная же шутка!</text:p>
      <text:p text:style-name="P6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2"><text:soft-page-break/><text:s/>Я потрепал пегаску между ушей.</text:p>
      <text:p text:style-name="P62">– Насчёт шуток я уже заметил. Не парься, я не сержусь. Вдобавок, не такой уж я и хрупкий, просто люблю перестраховаться.</text:p>
      <text:p text:style-name="P62">– Да? Это клёво. – успокоилась Дэш. – А можно попросить тебя об одной вещи?</text:p>
      <text:p text:style-name="P62">– Да?</text:p>
      <text:p text:style-name="P62">– Помнишь, я разревелась в Груммингтоне?</text:p>
      <text:p text:style-name="P62">– Ну да, было дело.</text:p>
      <text:p text:style-name="P62">– Забудь про это!</text:p>
      <text:p text:style-name="P62">– Почему? – озадачился я. – Ты тогда была такой милой тогда.</text:p>
      <text:p text:style-name="P62">Дэш насупилась и принялась ковырять копытом асфальт.</text:p>
      <text:p text:style-name="P6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2">Я пожал плечами.</text:p>
      <text:p text:style-name="P6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2">– Но ты не плачешь.</text:p>
      <text:p text:style-name="P62">Я задумался.</text:p>
      <text:p text:style-name="P6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2">– Ни фига себе! Куда ж может быть хуже? – воскликнула Дэш. – У вас что, все поголовно встают в восемь утра и едят сено на завтрак, обед и ужин?</text:p>
      <text:p text:style-name="P62">Я засмеялся.</text:p>
      <text:p text:style-name="P62">– Кто-то встаёт и раньше. Но не в этом проблема. У нас... Как бы это сказать... очень холодно.</text:p>
      <text:p text:style-name="P6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2">– Нет, я не то имел ввиду. Холодно не в физическом смысле. В душевном.</text:p>
      <text:p text:style-name="P62">Пегаска всмотрелась мне в лицо, как будто впервые видя его.</text:p>
      <text:p text:style-name="P62">– Ты имеешь ввиду, что тебе утром некому сказать: «Привет, хорошего дня»?</text:p>
      <text:p text:style-name="P62">– Да, примерно это я имел ввиду.</text:p>
      <text:p text:style-name="P62">– Сочувствую. Без друзей не прикольно. Всем нужны друзья. Даже Дискорду, дискорд его забери!</text:p>
      <text:p text:style-name="P62">Пегаска вдруг стала на задние ноги, положив передние мне на плечи.</text:p>
      <text:p text:style-name="P62">– Макс! В Эквестрии у тебя всегда будут друзья, что бы ни случилось!</text:p>
      <text:p text:style-name="P62">Я растроганно обнял пегаску и погладил её по шее.</text:p>
      <text:p text:style-name="P62">– Спасибо, Дэш. Это просто здорово!</text:p>
      <text:p text:style-name="P62">…</text:p>
      <text:p text:style-name="P62">Оставляя на прилавке очередной пустующей филлидельфийской лавки монетку, я озабоченно заметил:</text:p>
      <text:p text:style-name="P6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2">– Ты чего? – не поняла шутки пегаска. – А как же твоё участие в эксперименте?</text:p>
      <text:p text:style-name="P62">– Ты меня всё равно как-нибудь вытащишь. – отмахнулся я. – Лучше помоги искать палатку.</text:p>
      <text:p text:style-name="P6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2">Я пропустил замечание пегаски мимо ушей и продолжил паковать рюкзак.</text:p>
      <text:p text:style-name="P6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2">– Надеюсь, с ним ничего не случится. – озабоченно сказал я. – Иначе придётся объясняться с Трикси.</text:p>
      <text:p text:style-name="P62">– Ерунда! В крайнем случае, купишь ей новый. – отмахнулась пегаска. – Ты не представляешь, как я рада, что избавилась от него!</text:p>
      <text:p text:style-name="P62">Пегаска взлетела и осторожно потянула упряжь. Потом приземлилась и недовольно глянула на меня.</text:p>
      <text:p text:style-name="P62">– Скидывай! – скомандовала пегаска, указав на рюкзак.</text:p>
      <text:p text:style-name="P62">– В чём дело?</text:p>
      <text:p text:style-name="P62">Пегаска молча потянула зубами за шлейку рюкзака, сдёргивая его с меня.</text:p>
      <text:p text:style-name="P62">– Дэш, ты чего?</text:p>
      <text:p text:style-name="P62">Пегаска раскрыла рюкзак и стала копаться в нём.</text:p>
      <text:p text:style-name="P62">– Я могу нести тебя, когда ты весишь семьдесят килограмм. – больший из двух котелков отправился в провал.</text:p>
      <text:p text:style-name="P62">– Я могу тянуть тебя, когда ты весишь восемьдесят килограмм. – две трети наших запасов картошки и ухнули следом.</text:p>
      <text:p text:style-name="P62">– Я могу тащить тебя, даже когда ты весишь девяносто! – насос и запасное колесо к самокату улетели туда же.</text:p>
      <text:p text:style-name="P62">– Но мы не договаривались, что ты будешь весить под сто десять только потому, что дорвался до бесплатных магазинов! Лягать, это уже слишком!</text:p>
      <text:p text:style-name="P62">–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2">…</text:p>
      <text:p text:style-name="P6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2">– Я вижу скалу Кантерлот. Ещё день пути — и сворачиваем к Понивиллю.</text:p>
      <text:p text:style-name="P62">– А ты выдержишь?</text:p>
      <text:p text:style-name="P62">Пегаска фыркнула.</text:p>
      <text:p text:style-name="P62"><text:soft-page-break/>– Я-то выдержу. Самокат — нет.</text:p>
      <text:p text:style-name="P6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2">– Я уже думала над этим. Там часто встречаются пони. Тебя узнают.</text:p>
      <text:p text:style-name="P6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2">– «Трасса 52» – прочла Дэш на табличке. – Что-то я не помню тут никаких трасс. Наверное, недавно построили.</text:p>
      <text:p text:style-name="P6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2">– Дэ-э-эш! Тормози-и-и!!!</text:p>
      <text:p text:style-name="P62">– Чего-о-о?! Не слышу!!!</text:p>
      <text:p text:style-name="P62">КРАК!!!</text:p>
      <text:p text:style-name="P6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2">…</text:p>
      <text:p text:style-name="P70">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text:soft-page-break/>–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62">…</text:p>
      <text:p text:style-name="P62">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2">– Ма-а-акс! Ма-а-акс! Встава-а-ай!</text:p>
      <text:p text:style-name="P62">– И как я, интересно, могу встать, если ты стоишь прямо надо мной? – с трудом отвечаю я.</text:p>
      <text:p text:style-name="P62">– Хорош умничать! – буркнула пегаска сквозь слёзы. – Макс?!!</text:p>
      <text:p text:style-name="P62">Я был полузадушен силой объятий пегаски.</text:p>
      <text:p text:style-name="P62">– Что-то я слишком часто реву с тех пор, как мы познакомились. – пробормотала Дэш, прижавшись ко мне. – Это не круто.</text:p>
      <text:p text:style-name="P62">– Ещё как круто! – утешил пегаску я. – Ты мне всю рубашку промочила. Прямо как водомётная машина.</text:p>
      <text:p text:style-name="P62">–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2">Дэш почесала в затылке.</text:p>
      <text:p text:style-name="P6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2">Вроде, не издевается.</text:p>
      <text:p text:style-name="P62">– Дэш!</text:p>
      <text:p text:style-name="P62"><text:soft-page-break/>– Ась?</text:p>
      <text:p text:style-name="P62">Пегаска с невинным видом уставилась на меня, практически упёршись своим носом в мой.</text:p>
      <text:p text:style-name="P62">– Я бегаю ещё хуже, чем ты таскаешь фургоны. То есть, чуть лучше, чем никак.</text:p>
      <text:p text:style-name="P62">Пегаска критически осмотрела меня и помотала головой.</text:p>
      <text:p text:style-name="P62">– Фиговые у тебя шутки. Не смешные.</text:p>
      <text:p text:style-name="P62">– Дэш, я не шучу.</text:p>
      <text:p text:style-name="P62">– Не верю. – пегаска провела крылом по моей ноге от пояса до пятки. – У тебя очень длинные ноги. Почти как у аликорнов. Ты не можешь плохо бегать.</text:p>
      <text:p text:style-name="P6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2"><text:span text:style-name="T16">–</text:span> А какой у тебя там был образ жизни?</text:p>
      <text:p text:style-name="P62"><text:span text:style-name="T16">–</text:span> Сидячий. Каждый день по восемь-десять часов в день на стуле, перед компьютером. Иногда и по двенадцать.</text:p>
      <text:p text:style-name="P62">У Дэш отвалилась челюсть.</text:p>
      <text:p text:style-name="P62"><text:span text:style-name="T16">–</text:span> Дискордовы яйца! Ты сидел в тюрьме? За что тебя посадили?</text:p>
      <text:p text:style-name="P62"><text:span text:style-name="T16">–</text:span> Я не сидел в тюрьме! У меня работа сидячая. Была. Программисты так работают, понимаешь? Сидя. У нас это в порядке вещей.</text:p>
      <text:p text:style-name="P62">Пегаска неверяще смотрела на меня. Потом её удивление сменилось сочувствием. Она схватилась за голову.</text:p>
      <text:p text:style-name="P62"><text:span text:style-name="T16">–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0">о такие… гм… заклинания. Ты </text:span><text:span text:style-name="T50">пишешь</text:span><text:span text:style-name="T60">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2"><text:span text:style-name="T6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4">– Не парься. Просто исходи из того, что до Понивилля мы доберёмся шагом. И ещё вот что…</text:p>
      <text:p text:style-name="P64">– Да?</text:p>
      <text:p text:style-name="P64">– Слезь с меня наконец!</text:p>
      <text:p text:style-name="P64"/>
      <text:p text:style-name="P63">***</text:p>
      <text:p text:style-name="P62"/>
      <text:p text:style-name="P62">Два дня спустя…</text:p>
      <text:p text:style-name="P62"/>
      <text:p text:style-name="P62">Мы стояли на берегу Седлового озера. Дэш озадаченно осматривалась.</text:p>
      <text:p text:style-name="P6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4"><text:soft-page-break/>– Ты хочешь сказать, нам надо <text:span text:style-name="T16">сделать крюк</text:span> в сто миль?! Да это ж ещё неделю ходьбы! У нас картошки осталось на день, твоими стараниями<text:span text:style-name="T16">!</text:span></text:p>
      <text:p text:style-name="P64">Пегаска <text:span text:style-name="T16">сконфужено</text:span> заметила:</text:p>
      <text:p text:style-name="P64">– Я в этих краях впервые. И обычно я путешествую по воздуху или поездом.</text:p>
      <text:p text:style-name="P6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4">– Ну что, отправляемся? – Дэш свеслилась с носа, глядя в зеленоватую воду. – Как лодку назовёшь, кэп?</text:p>
      <text:p text:style-name="P64">– «Две банки». – буркнул я.</text:p>
      <text:p text:style-name="P54"/>
      <text:p text:style-name="P54">…</text:p>
      <text:p text:style-name="P54">&lt;<text:bookmark text:name="eow-title"/><text:span text:style-name="T69">Haddaway - What is love </text:span>&gt;</text:p>
      <text:p text:style-name="P6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4">И всё же это был славный заплыв! Медитативный плеск волн, ласково греющее спину солнце, крик чаек настроили меня на философский лад. </text:p>
      <text:p text:style-name="P6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4">– Макс. – прервала ход моих мыслей пегаска. – Наш путь заканчивается. В Понивилле мы расстанемся. Ты ничего не хочешь сказать?</text:p>
      <text:p text:style-name="P64">– Что именно? – вопрос застал меня врасплох. Я прекратил грести и обернулся.</text:p>
      <text:p text:style-name="P64">– Ну… – пегаска смутилась. – Что у тебя на душе? Какие чувства? Ты правда совсем-совсем ничего не хочешь мне сказать?</text:p>
      <text:p text:style-name="P64">– Да вроде нет. Ни о чём не думал вообще.</text:p>
      <text:p text:style-name="P6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4">– Значит, тебе нечего мне сказать? Тогда я скажу! Ты врёшь, что ни о чём не думал! Ты опять думал о ней!</text:p>
      <text:p text:style-name="P64">– О ком?</text:p>
      <text:p text:style-name="P6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4">Та-а-ак! Вот в чём дело, лягать меня в пузо! Пегаска ревнует! Какого хера? <text:span text:style-name="T77">Я не давал ей повода!</text:span></text:p>
      <text:p text:style-name="P64">– Это не твоё дело! – рявкнул я.</text:p>
      <text:p text:style-name="P64">– Ах, не моё?! Не моё после побега из центра Псинтела?! Не моё после обнимашек в фургоне?! Не моё после трассы 52?!! Ты… Ты…</text:p>
      <text:p text:style-name="P6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4">–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6">— н</text:span>е такой! Ты не любишь пони!!!</text:p>
      <text:p text:style-name="P64">С каждой фразой пегаска всё сильнее топала ногой. Последнюю фразу она завершила сокрушительным фумикоми.</text:p>
      <text:p text:style-name="P64">КРАК!</text:p>
      <text:p text:style-name="P64">– Ой! – пегаска поспешно отдёрнула ногу. Но было поздно.</text:p>
      <text:p text:style-name="P6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4">– Оставь меня в покое! Мне не нужна твоя помощь!!!</text:p>
      <text:p text:style-name="P6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4">Приволочив меня на берег, Дэш разжала зубы. Я успел перевернуться на спину, когда она со стоном повалилась на меня, раскинув крылья.</text:p>
      <text:p text:style-name="P64"><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4"><text:span text:style-name="T16">– </text:span>Выф-выф-вуф! <text:span text:style-name="T16">– </text:span>возразил я.</text:p>
      <text:p text:style-name="P64">Отпихнув от лица живот пегаски и выплюнув шерсть, я продолжил.</text:p>
      <text:p text:style-name="P64"><text:soft-page-break/><text:span text:style-name="T16">–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4"><text:span text:style-name="T16">– </text:span>Бе-бе-бе! <text:span text:style-name="T16">– </text:span>устало передразнила меня Дэш. <text:span text:style-name="T16">– </text:span>Макс! Я <text:span text:style-name="T16">— </text:span>плохая пони, потому что хотела получить то, что мне не принадлежит. Но какой же ты всё-таки глупый! Пойми, смертные <text:span text:style-name="T16">— </text:span>игрушки в копытах вечных. Люби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4">Я молчал, осмысливая услышанное. Злость ушла. Пришла печаль.</text:p>
      <text:p text:style-name="P64"><text:span text:style-name="T16">– </text:span>Дэш, я знаю. Просто не могу о ней забыть.</text:p>
      <text:p text:style-name="P64">Пегаска тяжело поднялась.</text:p>
      <text:p text:style-name="P64"><text:span text:style-name="T16">– </text:span>Везёт же некоторым. <text:span text:style-name="T16">– </text:span>пробормотала она, раскрывая крылья для просушки.</text:p>
      <text:p text:style-name="P64">…</text:p>
      <text:p text:style-name="P64"><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64">Я сидел на песке, прижимаясь спиной к спине пегаски. Её распахнутые крылья защищали меня от ветра.</text:p>
      <text:p text:style-name="P64"><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5">– </text:span><text:span text:style-name="T42">Макс, ты весь дрожишь! Тебе надо просушить шерсть. </text:span>Снимай-ка одежду! <text:span text:style-name="T16">–</text:span> <text:span text:style-name="T1">с</text:span>командовала Дэш.</text:p>
      <text:p text:style-name="P1"><text:span text:style-name="T16">–</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Макс. Хочешь, верь, не хочешь — не верь. Нельзя сохнуть по аликорну! &lt;</text:span><text:span text:style-name="T3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31">.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6">–</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6">–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6">– </text:span>Хорошо, пусть это будет моей фантазией. А ты правда принимаешь меня?</text:p>
      <text:p text:style-name="P5"><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ммм…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66">Seal – Amazing (Thin White Duke remix)</text:span>&gt;</text:p>
      <text:p text:style-name="P1"><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64"/>
      <text:h text:style-name="Heading_20_2" text:outline-level="2">16. <text:span text:style-name="T1">Понивилль. Фейс-контроль </text:span></text:h>
      <text:p text:style-name="P64"/>
      <text:p text:style-name="P64">«<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text:p>
      <text:p text:style-name="P64"/>
      <text:p text:style-name="P64">Я отложил стопку газет, принесенных пегаской.</text:p>
      <text:p text:style-name="P64"><text:span text:style-name="T16">–</text:span> Про меня таки забыли. Отлично.</text:p>
      <text:p text:style-name="P64"><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64"><text:span text:style-name="T16">–</text:span> Ого! Луна никак не уймется. Ладно, это её проблемы.</text:p>
      <text:p text:style-name="P64"><text:soft-page-break/>К счастью, библиотека Понивилля располагалась на окраине. Пробраться туда под покровом сумерек было раз плюнуть.</text:p>
      <text:p text:style-name="P64"><text:span text:style-name="T16">– </text:span>Твайлайт, привет! Мы вернулись! <text:span text:style-name="T16">–</text:span> я захлопнул за собой дверь.</text:p>
      <text:p text:style-name="P6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4">Ни слова ни говоря, Твайлайт отперла дверь в подвал и потащила меня за собой.</text:p>
      <text:p text:style-name="P64"><text:span text:style-name="T16">– К</text:span>АКОГО ХУЯ?!! Твайлайт, ёб твою понимать, ты чё творишь? <text:span text:style-name="T16">– </text:span>я вцепился в ручку двери.</text:p>
      <text:p text:style-name="P64"><text:span text:style-name="T16">– </text:span>Твайли, ты чего? <text:span text:style-name="T16">– </text:span>брыкалась Дэш. <text:span text:style-name="T16">– </text:span>Немедленно опусти меня на пол!</text:p>
      <text:p text:style-name="P64"><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4">ХРУСТЬ!</text:p>
      <text:p text:style-name="P64">Дверная ручка оторвалась с мясом и я продолжил низвержение в подвал.</text:p>
      <text:p text:style-name="P64"><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4"><text:span text:style-name="T16">– </text:span>Не беспокойся, Макс-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магического резонанса тебя не тронет, хи-хи.</text:p>
      <text:p text:style-name="P64">Я молча дёргался, пытаясь сломать браслеты.</text:p>
      <text:p text:style-name="P64"><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4">Единорожка отвернулась к стеклянному шкафу и стала рыться в нём.</text:p>
      <text:p text:style-name="P64"><text:span text:style-name="T16">– </text:span>Где-то он тут был, я же клала его сюда на прошлой неделе, после эксперимента с тыквой!</text:p>
      <text:p text:style-name="P6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4"><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64">Я снова распластался на столе, скованный браслетами. Твайлайт с безумными глазами склонилась надо мной. Рядом с ней парил скальпель.</text:p>
      <text:p text:style-name="P64"><text:span text:style-name="T16">– </text:span>Твайлайт, не смей! <text:span text:style-name="T16">– </text:span>хриплым от ужаса голосом прошептал я.</text:p>
      <text:p text:style-name="P64"><text:span text:style-name="T16">–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4">Скальпель с огромной скоростью метнулся ко мне.</text:p>
      <text:p text:style-name="P64"><text:span text:style-name="T16">– </text:span>А-А-А-А-А-А!</text:p>
      <text:p text:style-name="P64">Вжик-вжие-вжик!</text:p>
      <text:p text:style-name="P64">Лоскутья одежды полетели на пол. Я лежал на столе как новорождённый и орал соответственно.</text:p>
      <text:p text:style-name="P64"><text:soft-page-break/><text:span text:style-name="T16">– О</text:span>у! <text:span text:style-name="T77">Что-то новенькое! </text:span>Это надо задокументировать.</text:p>
      <text:p text:style-name="P64">Невесть откуда взявшийся фотоаппарат сделал несколько снимков моего естества в разных ракурсах.</text:p>
      <text:p text:style-name="P64"><text:span text:style-name="T16">– </text:span>Хрен-то тебе зачем? <text:span text:style-name="T16">– </text:span>с бессильной злостью спросил я. <text:span text:style-name="T16">– </text:span><text:span text:style-name="T77">Т</text:span>ы собираешься устроить филиал порнхаба для пони-извращенцев?</text:p>
      <text:p text:style-name="P64"><text:span text:style-name="T16">–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4"><text:span text:style-name="T16">–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4"><text:span text:style-name="T16">– </text:span>А если попроще?</text:p>
      <text:p text:style-name="P64"><text:span text:style-name="T16">– </text:span>Если ты — клон, то превратишься в исходные десять-пятнадцать килограммов песка. Как и все предыдущие.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64">Твайлайт вытащила воронку из аппарата и приставила её к моей груди. За воронкой к ящику тянулся толстый гофрированный шланг.</text:p>
      <text:p text:style-name="P64"><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64"><text:span text:style-name="T16">– М</text:span>агнетрон вводит в резонанс только частицы магического субстрата. Тебе не о чём волноваться.</text:p>
      <text:p text:style-name="P6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4"><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4"/>
      <text:p text:style-name="P55">***</text:p>
      <text:p text:style-name="P55"/>
      <text:p text:style-name="P64"><text:span text:style-name="T16">– </text:span>А-А-А-А-А-А!!! Бля!</text:p>
      <text:p text:style-name="P64">Мой полёт сквозь усыпанную звёздами сине-зелёную мглу закончился столкновением с чем-то мягким.</text:p>
      <text:p text:style-name="P64"><text:span text:style-name="T16">– </text:span>Сестра???</text:p>
      <text:p text:style-name="P6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4"><text:span text:style-name="T16">– </text:span>А-А-А-А-А-А!!!</text:p>
      <text:p text:style-name="P64"/>
      <text:p text:style-name="P65"><text:soft-page-break/>***</text:p>
      <text:p text:style-name="P65"/>
      <text:p text:style-name="P64">Две кляксы надо мной сформировались в Рэйнбоу Дэш и Твайлайт Спаркл. Пони озадаченно наблюдали за мной и тихо шушукались.</text:p>
      <text:p text:style-name="P64"><text:span text:style-name="T16">– </text:span>Никогда, слышишь, никогда больше не смей подымать меня...</text:p>
      <text:p text:style-name="P64"><text:span text:style-name="T16">– </text:span>Откуда я знала, что резонансное заклинание так среагирует на...</text:p>
      <text:p text:style-name="P64"><text:span text:style-name="T16">– М</text:span>акс? <text:span text:style-name="T16">– </text:span>пегаска заметила, что я открыл глаза. <text:span text:style-name="T16">– </text:span>Ты в порядке?</text:p>
      <text:p text:style-name="P64">Я издал нечто среднее между брачным рёвом лося и стоном умирающего слона.</text:p>
      <text:p text:style-name="P64"><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4"><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64"/>
      <text:p text:style-name="P64">…</text:p>
      <text:p text:style-name="P64"/>
      <text:p text:style-name="P6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4"><text:span text:style-name="T16">– </text:span>Итак, мы:</text:p>
      <text:p text:style-name="P64">а) Имеем резонаторные рубины для ускорителя.</text:p>
      <text:p text:style-name="P64">б) После исчезновения принцессы Селестиии, не имеем <text:s/>возможности контролировать усиленное ускорителем <text:s/>заклинание Индрэ.</text:p>
      <text:p text:style-name="P64">Это значит, что:</text:p>
      <text:p text:style-name="P64">а) Нам придётся пользоваться обычной версией заклинания. Вероятность успеха в этом случае я оцениваю как <text:s/>один к пяти.</text:p>
      <text:p text:style-name="P64">б) Или идти на большой риск и вызвать неконтролируемое усиленное заклинание.</text:p>
      <text:p text:style-name="P64">Во втором случае вероятность возникновения крупной энергомагической вспышки я оцениваю как один к трём.</text:p>
      <text:p text:style-name="P64"><text:span text:style-name="T16">– Н</text:span>е умничай! Что ты имеешь ввиду под «крупной энергомагической вспышкой»? <text:span text:style-name="T16">– </text:span>почесала в затылке Эпплджек. <text:span text:style-name="T16">– </text:span>Нам хватит ведра воды, чтоб её потушить?</text:p>
      <text:p text:style-name="P64"><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64"><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64">– Дорогая, каждый пони должен быть готов на всё во имя Эквестрии! Если, конечно, это не грязь под туалетным ковриком. – заявила Рэрити.</text:p>
      <text:p text:style-name="P64"><text:span text:style-name="T16">– </text:span>Ты хорошо подумала? <text:span text:style-name="T16">– н</text:span>ахмурилась Рэйнбоу Дэш. <text:span text:style-name="T16">– </text:span>В Эквестрии десятки таких городов, как Понивилль! Мы не можем махнуть на них крылом!</text:p>
      <text:p text:style-name="P64"><text:span text:style-name="T16">– </text:span>Тебе-то на Понивилль точно махать! <text:span text:style-name="T16">– </text:span>огрызнулась фермерша. <text:span text:style-name="T16">– Т</text:span>вой дом, поди, не зацепит.</text:p>
      <text:p text:style-name="P64"><text:span text:style-name="T16">– </text:span>Что ты сказала? А ну, повтори? <text:span text:style-name="T16">– </text:span>взвилась пегаска.</text:p>
      <text:p text:style-name="P64"><text:soft-page-break/><text:span text:style-name="T16">– </text:span>Не ссорьтесь, девчёнки. <text:span text:style-name="T16">– </text:span>встрял я. <text:span text:style-name="T16">– </text:span>Ничем рисковать не придётся. У меня есть другой вариант.</text:p>
      <text:p text:style-name="P64"><text:span text:style-name="T16">– </text:span>Ась?</text:p>
      <text:p text:style-name="P64"><text:span text:style-name="T16">– </text:span>Что?</text:p>
      <text:p text:style-name="P64"><text:span text:style-name="T16">– </text:span>Какой? <text:span text:style-name="T16">– </text:span>разом <text:span text:style-name="T16">о</text:span>бернулась ко мне компания.</text:p>
      <text:p text:style-name="P64"><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64"><text:span text:style-name="T16">–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4"><text:span text:style-name="T16">– Л</text:span>ягать! <text:span text:style-name="T16">– </text:span>сморщилась Эпплджек. <text:span text:style-name="T16">– </text:span>У меня после ожерелья Честности в башке гудит, как после маковского сидра!</text:p>
      <text:p text:style-name="P64"><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4"><text:span text:style-name="T16">– </text:span>Рэр, иногда лучше жевать, чем говорить. Вот честно!</text:p>
      <text:p text:style-name="P64"><text:span text:style-name="T16">– </text:span>Как пожелаешь! Макс,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4"><text:span text:style-name="T16">– </text:span>Они лежали в нагрудном кармане рубашки.</text:p>
      <text:p text:style-name="P64">Твайлайт отвлеклась от доски.</text:p>
      <text:p text:style-name="P64"><text:span text:style-name="T16">– В р</text:span>убашке? Я послала вниз Спайка прибраться. Те лохмотья тлели после вспышки... Спа-а-айк!!!</text:p>
      <text:p text:style-name="P64">Дракончик поднялся по лестнице с веником в одной лапе и мусорным пакетом в другой. Он был весь перемазан сажей и что-то торопливо жевал.</text:p>
      <text:p text:style-name="P64"><text:span text:style-name="T16">– </text:span>Вот, прибрался малёхо. Но с потолка сажу ещё не успел счистить, там стремянка нужна.</text:p>
      <text:p text:style-name="P64"><text:span text:style-name="T16">– </text:span>Спайки-Вайки, не выкидывай одежду, пожалуйста. В ней должны быть рубины.</text:p>
      <text:p text:style-name="P64"><text:span text:style-name="T16">– </text:span>Какие рубины? <text:span text:style-name="T16">– </text:span>переспросил Спайк и зажевал быстрее.</text:p>
      <text:p text:style-name="P64"><text:span text:style-name="T16">–</text:span> Резонаторные! <text:span text:style-name="T16">–</text:span> холодея, ответил я. <text:span text:style-name="T16">– </text:span>В кармане рубашки должны лежать четыре кристалла.</text:p>
      <text:p text:style-name="P64"><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42"/>
      <text:p text:style-name="P64">…</text:p>
      <text:p text:style-name="P64"/>
      <text:p text:style-name="P64"><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64"><text:span text:style-name="T16">– К</text:span>акой-то неправильный у Макса смех! <text:span text:style-name="T16">– </text:span>голос Пинки был еле слышен из-под наваленных на меня подушек. <text:span text:style-name="T16">– <text:s/></text:span>И, мне кажется, сам Макс сейчас немножечко неправильный. Правильно я говорю?</text:p>
      <text:p text:style-name="P64">Подушка отогнулась и в прямоугольнике света показалась голова Пинки.</text:p>
      <text:p text:style-name="P64"><text:span text:style-name="T16">– </text:span>Макс. Ты сейчас правильный, или нет?</text:p>
      <text:p text:style-name="P64"><text:span text:style-name="T16">– </text:span>Макс, ты как? Тебе уже лучше? <text:span text:style-name="T16">– </text:span>в прямоугольнике появилась голова Рэйнбоу Дэш.</text:p>
      <text:p text:style-name="P64"><text:span text:style-name="T16">– </text:span>Фигурально выражаясь, ты в себе? <text:span text:style-name="T16">– </text:span>вклинилась между ними Твайлайт Спаркл.</text:p>
      <text:p text:style-name="P64"><text:span text:style-name="T16">– </text:span>Столько ругательств на одном дыхании я не слышала даже от бабули, когда она зацепилась за порог и перевернула поднос с пирогами! <text:span text:style-name="T16">– </text:span>донёсся уважительный голос Эпплджек с моих ног.</text:p>
      <text:p text:style-name="P64">Я отдышался. Поняхи участливо смотрели на меня, выискивая признаки успокоения.</text:p>
      <text:p text:style-name="P64"><text:soft-page-break/><text:span text:style-name="T16">– </text:span>Отпустите. Я уже правильный. <text:span text:style-name="T16">– </text:span>наконец произнёс я.</text:p>
      <text:p text:style-name="P64">Пинки, Дэш и Твайлайт слезли с горки подушек, наваленных на меня после эмоционального взрыва. Эпплджек встала с ног.</text:p>
      <text:p text:style-name="P64"><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4"><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64"><text:span text:style-name="T16">– </text:span>Спайк!!! Немедленно... <text:s/>сбегай в лавку к Кейкам за выпечкой! Нам всем нужно успокоиться.</text:p>
      <text:p text:style-name="P64"><text:span text:style-name="T16">– </text:span>Уже бегу!</text:p>
      <text:p text:style-name="P64"/>
      <text:p text:style-name="P65">***</text:p>
      <text:p text:style-name="P64"/>
      <text:p text:style-name="P6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4"><text:span text:style-name="T16">– </text:span>Ты точно знаешь, что делаешь? <text:span text:style-name="T16">– </text:span>переспросила Эпплджек. <text:span text:style-name="T16">– </text:span>Мне бы не хотелось, чтоб от Понивилля остались одни головешки.</text:p>
      <text:p text:style-name="P64"><text:span text:style-name="T16">– </text:span>Не беспокойся, всё просчитано. Я уверена, я подчёркиваю, абсолютно уверена в безопасности эксперимента!</text:p>
      <text:p text:style-name="P64"><text:span text:style-name="T16">– </text:span>Ой, чего-то мне нехорошо становится, когда ты так говоришь...</text:p>
      <text:p text:style-name="P64"><text:span text:style-name="T16">– </text:span>Девочки, приготовились! Начинаю обратный отсчёт! Десять! Девять! Восемь! Семь!</text:p>
      <text:p text:style-name="P64">Гудение синхрофазотрона усилилось. Картинка у меня перед глазами поплыла.</text:p>
      <text:p text:style-name="P64"><text:span text:style-name="T16">– </text:span>Шесть! Пять! Четыре! Три! Флаттершай, ты одела ожерелье Доброты задом-наперёд! Три-с-половиной! Три-с-четвертью! Два! Один! Понеслись!</text:p>
      <text:p text:style-name="P64">Картинка у меня перед глазами выключилась.</text:p>
      <text:p text:style-name="P64"/>
      <text:h text:style-name="Heading_20_2" text:outline-level="2">17. <text:span text:style-name="T1">Откровение</text:span></text:h>
      <text:p text:style-name="P64"/>
      <text:p text:style-name="P64">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4">Я вглядываюсь в него.</text:p>
      <text:p text:style-name="P6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4">Я переношусь к основанию башни.</text:p>
      <text:p text:style-name="P64"><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4"><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9">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4">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4">Мириады пульсирующих нитей сходятся к центру комнаты, где на матрасе лежит скелет аликорна.</text:p>
      <text:p text:style-name="P64">Я осторожно пересекаю комнату и захлопываю двери на балкон.</text:p>
      <text:p text:style-name="P64"><text:span text:style-name="T16">– </text:span>А-а-а, ты всё-таки пришёл… <text:span text:style-name="T16">– </text:span>шелестит скрипучий голос за моей спиной.</text:p>
      <text:p text:style-name="P64">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4"><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4"><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4"><text:span text:style-name="T16">– </text:span>ТЫ НИЧЕГО НЕ УЗНАЕШЬ!!!</text:p>
      <text:p text:style-name="P6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4"><text:span text:style-name="T16">–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64">Луна закашливается и отпивает из вазы, стоящей на полу рядом с матрацем.</text:p>
      <text:p text:style-name="P64"><text:span text:style-name="T16">– </text:span>Открой балкон. Я призвала Найтмэр, чтобы подольше продержаться. Этой сучке из племени виндиго нужен ветер.</text:p>
      <text:p text:style-name="P6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4"><text:span text:style-name="T16">– </text:span>Сожалею, что не могу убить тебя.</text:p>
      <text:p text:style-name="P64">Обернувшись я встречаюсь с рогом аликорницы, нацеленным мне в грудь.</text:p>
      <text:p text:style-name="P64"><text:span text:style-name="T16">– </text:span>Твоё тело соткано из наваждения — мне ли не знать! Я всё ещё Владыка Снов.</text:p>
      <text:p text:style-name="P64">Я делаю шаг назад, на балкон. Луна трескуче смеётся и шагает следом.</text:p>
      <text:p text:style-name="P64"><text:span text:style-name="T16">– </text:span>Но что в моей власти — так это вышвырнуть тебя отсюда!</text:p>
      <text:p text:style-name="P64"><text:soft-page-break/>Я снова отступаю. Как я помню, балкон метра три в ширину и без перил. И хоть я осознаю, что это сон, мне страшно до онемения.</text:p>
      <text:p text:style-name="P64"><text:span text:style-name="T16">– </text:span>Призвав тебя сюда, мы потратили последние силы. Которыми можно было поддерживать Эквестрию ещё долгие годы.</text:p>
      <text:p text:style-name="P64">Шаг назад.</text:p>
      <text:p text:style-name="P64"><text:span text:style-name="T16">– </text:span>Кимеринн погиб, чтобы ты жил.</text:p>
      <text:p text:style-name="P64">Шаг назад.</text:p>
      <text:p text:style-name="P64"><text:span text:style-name="T16">– </text:span>Селли осталась без магии и развоплотилась из-за тебя.</text:p>
      <text:p text:style-name="P64">Шаг назад.</text:p>
      <text:p text:style-name="P64"><text:span text:style-name="T16">– </text:span>Столько надежд впустую. И, как финальная насмешка, ты увидишь гибель Эквестрии?! Не бывать этому! ПОШЁЛ ВОН!!!</text:p>
      <text:p text:style-name="P64">Я мешкаю, не чувствуя под отступающей ногой опоры, и этого хватает, чтобы Луна в выпаде достала меня рогом.</text:p>
      <text:p text:style-name="P64">Магический разряд пронзает грудь сетью молний и вышвыривает меня с балкона. Луна — или Найтмэр Мун? — хохочет, видя моё падение.</text:p>
      <text:p text:style-name="P64">Я проваливаюсь в звёздную сине-зелёную мглу.</text:p>
      <text:p text:style-name="P64"/>
      <text:p text:style-name="P64">…</text:p>
      <text:p text:style-name="P54"/>
      <text:p text:style-name="P6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4">Ближе.</text:p>
      <text:p text:style-name="P64">Всем телом ощущаю дискомфорт от низкочастотной вибрации, как будто рядом проходит поезд.</text:p>
      <text:p text:style-name="P64">Ещё ближе.</text:p>
      <text:p text:style-name="P64">Учащённо дышу, чтобы не потерять сознание. Звук дыхания и биение сердца создают отчётливый объёмный фон.</text:p>
      <text:p text:style-name="P74"><text:span text:style-name="T1">Совсем близко.</text:span></text:p>
      <text:p text:style-name="P64">Экран покрывается рябью. Меня неудержимо тянет к нему, мне не за что схватиться, чтобы <text:span text:style-name="T82">удержаться</text:span>. Экран светлеет, мне открывается изнанка экрана.</text:p>
      <text:p text:style-name="P64">Я ВИЖУ!!! ЧЁРТ ПОБЕРИ, КАК ВСЁ ПРОСТО!!!</text:p>
      <text:p text:style-name="P74"><text:span text:style-name="T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text:span><text:span text:style-name="T10">ая</text:span><text:span text:style-name="T1"> на фоне звёзд </text:span><text:span text:style-name="T14">фигура</text:span><text:span text:style-name="T1"> значительно меньше своих соседей.</text:span></text:p>
      <text:p text:style-name="P156"><text:span text:style-name="T16">– </text:span><text:span text:style-name="T83">Не говори им, что увидел там! </text:span><text:span text:style-name="T22">– </text:span><text:span text:style-name="T83">жеребёнок машет в сторону экрана. Её голос слышится глухо, как через подушку.</text:span></text:p>
      <text:p text:style-name="P158">Я киваю ей в ответ. Мне понятно, почему.</text:p>
      <text:p text:style-name="P158"><text:soft-page-break/><text:span text:style-name="T16">– </text:span>Как тебя зовут, <text:span text:style-name="T85">маленькая</text:span>? Я постараюсь найти тебя.</text:p>
      <text:p text:style-name="P42"><text:span text:style-name="T85">Пегаска</text:span> приветственно машет копытом.</text:p>
      <text:p text:style-name="P157"><text:span text:style-name="T16">– </text:span>Шейла! Шейла Блюскай! <text:span text:style-name="T87">И я уже не маленькая! </text:span><text:span text:style-name="T16">– <text:s/></text:span><text:span text:style-name="T85">она тычет в кьютимарку в виде ластика, стирающего тучу. </text:span><text:span text:style-name="T23">&lt;</text:span><text:span text:style-name="T84">Макс находит её в Терре по кьютимарке на рюкзаке</text:span><text:span text:style-name="T23">&gt;</text:span></text:p>
      <text:p text:style-name="P64">Жеребёнок продолжает что-то говорить, но ненасытный экран затягивает её <text:span text:style-name="T88">в себя </text:span>с чавкающим звуком. Его поверхность разглаживается и темнеет. <text:span text:style-name="T83">Я</text:span> <text:span text:style-name="T86">отпрыгиваю назад и </text:span>лечу обратно вдоль очереди. Картинка плывёт у меня перед глазами. Я успеваю заметить <text:span text:style-name="T83">среди</text:span> <text:span text:style-name="T83">пони </text:span>высокую светлую фигуру, после чего сознание гаснет.</text:p>
      <text:p text:style-name="P74"/>
      <text:p text:style-name="P65">***</text:p>
      <text:p text:style-name="P65"/>
      <text:p text:style-name="P152"><text:span text:style-name="T16">–</text:span> <text:span text:style-name="T11">Макс? </text:span>Вставай! <text:span text:style-name="T16">–</text:span> копыт<text:span text:style-name="T15">а</text:span> надавливал<text:span text:style-name="T15">и</text:span> мне на грудь энергичны<text:span text:style-name="T13">ми</text:span> круговы<text:span text:style-name="T13">ми</text:span> движения<text:span text:style-name="T13">ми</text:span>.</text:p>
      <text:p text:style-name="P152"><text:span text:style-name="T16">–</text:span> Твайлайт? <text:span text:style-name="T16">–</text:span> Взгляд сфокусировался на лавандовой единорожке, озабоченно осматривающей меня и продолжающей массаж области сердца.</text:p>
      <text:p text:style-name="P153"><text:span text:style-name="T16">–</text:span> Мне не понравился цвет твоей мордочки <text:span text:style-name="T42">— </text:span><text:span text:style-name="T12">т</text:span>ы стал слишком бледный. Я решила прервать <text:span text:style-name="T11">заклинание</text:span>. Как ты себя…</text:p>
      <text:p text:style-name="P154"><text:span text:style-name="T55">–</text:span><text:span text:style-name="T42"> … чувствуешь, дорогая Рэрити?! Я могу чем-нибудь помочь? Вот, выпей воды! </text:span><text:span text:style-name="T55">–</text:span><text:span text:style-name="T42"> дракончик метался вокруг светлой единорожки, в волнении заламывая лап</text:span><text:span text:style-name="T45">ы</text:span><text:span text:style-name="T42">.</text:span></text:p>
      <text:p text:style-name="P154"><text:span text:style-name="T43">Светлая единорожка сидела на полу, потирая виски. Остальные Элементы Гармонии также </text:span><text:span text:style-name="T44">сидели на полу</text:span><text:span text:style-name="T43"> кто как с вымученными выражениями на мордочках. </text:span><text:span text:style-name="T45">Рэйнбоу Дэш </text:span><text:span text:style-name="T46">забрала</text:span><text:span text:style-name="T45"> кувшин с водой </text:span><text:span text:style-name="T46">у Рэрити </text:span><text:span text:style-name="T45">и вылила себе на голову.</text:span></text:p>
      <text:p text:style-name="P150"><text:span text:style-name="T16">– </text:span><text:span text:style-name="T89">Ну что? Увидел что-нибудь, сахарок?</text:span></text:p>
      <text:p text:style-name="P151">Пони уставились на меня с надеждой.</text:p>
      <text:p text:style-name="P64"/>
      <text:p text:style-name="P64">&lt;После выхода из сна все замечают, что грудь Макса покрыта трещинами&gt;</text:p>
      <text:p text:style-name="P54">&lt;<text:span text:style-name="T1">Макс не может сообщить поням о причине катастрофы — он вспоминает предостережение Стар Свирла. </text:span>&gt;</text:p>
      <text:p text:style-name="P64"/>
      <text:p text:style-name="P64"/>
      <text:p text:style-name="P54">&lt;<text:span text:style-name="T31">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8">&gt;</text:span></text:p>
      <text:p text:style-name="P53">&lt; <text:span text:style-name="T31">- Я не проводник! Луна сказала...</text:span></text:p>
      <text:p text:style-name="P53"><text:span text:style-name="T31">- Глупости! - перебила Дэш. - Не обращай внимания на то, что там кто-то сказал! Делай своё дело! Веди!</text:span>&gt;</text:p>
      <text:p text:style-name="P53"/>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2"/>
      <text:p text:style-name="P53">&lt;<text:span text:style-name="T31"> </text:span><text:span text:style-name="T30">-</text:span><text:span text:style-name="T31">Я не умею! Давай ты напишешь!</text:span></text:p>
      <text:p text:style-name="P53"><text:span text:style-name="T30">- </text:span><text:span text:style-name="T31">Фигушки! Подрядил меня татухи поням рисовать — сам теперь фанфик пиши!</text:span>&gt;</text:p>
      <text:p text:style-name="P62"/>
      <text:p text:style-name="P62">&lt;<text:span text:style-name="T30">Добавить в фанфик плетение шуточных интриг принцессами друг против дружки</text:span>&gt;</text:p>
      <text:p text:style-name="P62"><text:soft-page-break/></text:p>
      <text:p text:style-name="P53">&lt;<text:span text:style-name="T31">В сцене прощания (во сне) — Р.Д. в будущем будет стрематься поебушек с человеками, чтобы не испытывать горечи расставания. Но: </text:span></text:p>
      <text:p text:style-name="P53"><text:span text:style-name="T31">- Учти, я ни капельки не жалею о наших поебушках! Но в будущем буду их стрематься. Это очень больно — вот так расставаться</text:span>&gt;</text:p>
      <text:p text:style-name="P62"/>
      <text:p text:style-name="P62">(про Макса в сне-прощании)</text:p>
      <text:p text:style-name="P62">Я — Дискорд, и я говорю вам: он вернётся</text:p>
      <text:p text:style-name="P62"/>
      <text:p text:style-name="P53">&lt;<text:span text:style-name="T31">Глава 17: Эксперимент в Понивилле, сон Макса, сражение с Луной вместе с Элементами Гармонии</text:span></text:p>
      <text:p text:style-name="P41">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41">Глава 19: Возвращение к Замку Двух Сестёр на парящем замке. Самба в небесном замке</text:p>
      <text:p text:style-name="P53"><text:span text:style-name="T31">Дальше — использовать по-максимуму уже написанное</text:span>&gt;</text:p>
      <text:p text:style-name="P53"/>
      <text:p text:style-name="P53">&lt;<text:span text:style-name="T3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3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31">Соседи злы на Эквестрию, потому что аликорны корректируют курс планеты так, чтобы самый хороший климат был именно над Эквестрией</text:span>&gt;</text:p>
      <text:p text:style-name="P62"/>
      <text:p text:style-name="P119"><text:span text:style-name="T16"><text:s/>&lt;</text:span><text:span text:style-name="T33"> - </text:span><text:span text:style-name="T30">Я не могу быть вашим спасителем! Я намного хуже и испорченнее вас!</text:span><text:span text:style-name="T16">&gt;</text:span></text:p>
      <text:p text:style-name="P120"/>
      <text:p text:style-name="P53">&lt;<text:span text:style-name="T31">Луна говорит Максу в прощальном сне:</text:span></text:p>
      <text:p text:style-name="P53"><text:span text:style-name="T31">- Прости, что хотела убить тебя. Я ослабела и Найтмэр на время одержала верх</text:span>&gt;</text:p>
      <text:p text:style-name="P62"/>
      <text:p text:style-name="P53">&lt;<text:span text:style-name="T3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44">- Сестра <text:s/>всегда норовила спихнуть тяжёлую задачу на кого-нибудь другого!</text:p>
      <text:p text:style-name="P44">- А также совместить приятное с полезным. - заметил я.</text:p>
      <text:p text:style-name="P44">Луна бросила на меня тяжёлый взгляд.</text:p>
      <text:p text:style-name="P44">-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4">- Тогда зачем она..?</text:p>
      <text:p text:style-name="P4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4"><text:soft-page-break/>Меня как будто окатило ледяным душем. Не любовь и даже не дружба. Просто плата за услугу… Даже не дружба...</text:p>
      <text:p text:style-name="P44">- А другие? Они тоже… давали мне потому, что считали меня последним шансом?</text:p>
      <text:p text:style-name="P44">- Другие? Кто ещё?<text:span text:style-name="T17"> </text:span><text:span text:style-name="T68">С кем ещё у тебя были… отношения?</text:span></text:p>
      <text:p text:style-name="P40">- С Рэйнбоу Дэш — ответил я несчастным голосом. - И, может быть, с Пинки.</text:p>
      <text:p text:style-name="P4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0"/>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0">- Слушай, я что-то не пойму, Эогипп для тебя что, проходной двор, что ли? На моей памяти, ты уже <text:span text:style-name="T16">&lt;</text:span>пятый<text:span text:style-name="T16">&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0"/>
      <text:p text:style-name="P40">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0">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0"/>
      <text:p text:style-name="P40">Силовой корсет Селестии Макс обнаруживает в башне Селестии, в её комнате, в шкафу рядом с её боевыми доспехами (помятыми)</text:p>
      <text:p text:style-name="P40"/>
      <text:p text:style-name="P4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2">Дальше — написано. Дискорда при возврате подменяет Трикси</text:span>&gt;</text:p>
      <text:p text:style-name="P50">- <text:span text:style-name="T1">Ты же говорил, у нас нет магии?</text:span></text:p>
      <text:p text:style-name="P58">- Нет. Но что я, по-твоему, делал за тысячи лет заточения в статуе? Да я столько магии накопил, что могу вывернуть это мирок пару раз наизнанку! <text:span text:style-name="T77">Кстати, он от </text:span>э<text:span text:style-name="T77">того только лучше станет!</text:span></text:p>
      <text:p text:style-name="P58">- Но тогда ты мог бы захватить власть в Эквестрии?</text:p>
      <text:p text:style-name="P58"><text:soft-page-break/>- Мог бы. Но… Зачем? За эти годы я многое переосмыслил и понял: властвовать чертовски скучно! Куда интереснее строить козни изподтишка...</text:p>
      <text:p text:style-name="P50"/>
      <text:p text:style-name="P33"><text:span text:style-name="T19">&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9">&gt;</text:span></text:p>
      <text:p text:style-name="P36"/>
      <text:p text:style-name="P44">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4"/>
      <text:p text:style-name="P50">&lt;<text:span text:style-name="T3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0">- В соответствии с законом от … «Об отсутствии одного из соправителей диархии» принимаю всю власть на себя!</text:p>
      <text:p text:style-name="P40">- <text:s/>Но этот закон Её Высочество, принцесса Селестия принимала для себя, чтобы разрешить ситуацию с вашим … ммм... пребыванием на Луне!</text:p>
      <text:p text:style-name="P50"><text:span text:style-name="T31">- В законе не указана конкретный соправитель Диархии!</text:span>&gt;</text:p>
      <text:p text:style-name="P50"/>
      <text:p text:style-name="P50">&lt;<text:span text:style-name="T31">Заговорщики таки подняли восстание после исчезновения Селестии. Они обвинили Луну и Макса в узурпации власти</text:span>&gt;</text:p>
      <text:p text:style-name="P50"/>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0">&lt;Добавить грозный выход Луны для противостояния повстанцам&gt;</text:p>
      <text:p text:style-name="P40"/>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3"/>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Text_20_body"><text:soft-page-break/><text:span text:style-name="T16">&lt;</text:span><text:span text:style-name="T3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6">&gt;</text:span></text:p>
      <text:p text:style-name="P1"/>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6">&gt;</text:span></text:p>
      <text:p text:style-name="P58"/>
      <text:h text:style-name="P16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59">&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6">&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16"/>
      <text:h text:style-name="P168" text:outline-level="2">Рейд пони-рэйнджеров</text:h>
      <text:p text:style-name="P2"/>
      <text:p text:style-name="P32">(леденящий душу триллер, музыка тревожная)</text:p>
      <text:p text:style-name="P6">&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9">вот эту-то энергию Дискорд и потратил на превращение в дракона в мире </text:span><text:soft-page-break/><text:span text:style-name="T29">Терры</text:span><text:span text:style-name="T16">&gt;</text:span>… Нет, конечно, это не он, его усталость и раскаяние были искренними… Дискорд на нашей стороне… <text:s/>Продолжайте, Кимеринн.</text:p>
      <text:h text:style-name="P168" text:outline-level="2"/>
      <text:h text:style-name="P168" text:outline-level="2">Продолжение ЛСД-чаепития</text:h>
      <text:p text:style-name="P2"/>
      <text:p text:style-name="P2"><text:span text:style-name="T16">&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59"/>
      <text:p text:style-name="P2"/>
      <text:h text:style-name="P168" text:outline-level="2">Исчезновение Селестии</text:h>
      <text:p text:style-name="P2"/>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68" text:outline-level="2">Поиск решения</text:h>
      <text:p text:style-name="P111"/>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text:soft-page-break/></text:p>
      <text:p text:style-name="P16">&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6">&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16"/>
      <text:p text:style-name="P2"><text:span text:style-name="T16">&lt;</text:span><text:span text:style-name="T3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3">—</text:span><text:span text:style-name="T30"> Луна создаёт обратный коридор в срок.</text:span><text:span text:style-name="T16">&gt;</text:span></text:p>
      <text:p text:style-name="P2"/>
      <text:h text:style-name="P16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31">Дуглас </text:span><text:span text:style-name="T33">—</text:span><text:span text:style-name="T31"> </text:span><text:span text:style-name="T33">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6">&lt;</text:span><text:span text:style-name="T30">высоко летать нельзя из-за молний</text:span><text:span text:style-name="T16">&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oft-page-break/><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30">двухмесячной</text:span><text:span text:style-name="T16">&gt;</text:span> давности осталось лишь направление движения.</text:p>
      <text:p text:style-name="P2">И опять, как <text:span text:style-name="T16">&lt;</text:span><text:span text:style-name="T30">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6">&lt;</text:span><text:span text:style-name="T30">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
      <text:p text:style-name="P2"><text:soft-page-break/><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oft-page-break/><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30">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30">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68" text:outline-level="2">Терра. Прибытие</text:h>
      <text:p text:style-name="P2"/>
      <text:p text:style-name="P2"><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30">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24">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oft-page-break/><text:span text:style-name="T16">&lt;\</text:span>Решение:</text:p>
      <text:p text:style-name="P2"><text:span text:style-name="T16">&lt;\&lt;</text:span><text:span text:style-name="T30">Не следует противопоставлять злу ещё большее зло - это только усилит его — </text:span><text:span text:style-name="T31">кодовая фраза</text:span><text:span text:style-name="T3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30">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30">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6">&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6">&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8" text:outline-level="2">Безнадёжность</text:h>
      <text:p text:style-name="P16">&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30">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30">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30">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30">пять</text:span><text:span text:style-name="T16">&gt;</text:span>длинную прореху в куртке, <text:span text:style-name="T16">&lt;</text:span><text:span text:style-name="T30">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30">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30">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30">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30">улучшить</text:span><text:span text:style-name="T16">&gt;</text:span>. А тот случай, когда мне пришлось зашивать тебе куртку после нападения убийц <text:span text:style-name="T16">&lt;</text:span><text:span text:style-name="T30">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8" text:outline-level="2">След?</text:h>
      <text:p text:style-name="P111"/>
      <text:p text:style-name="P2"><text:soft-page-break/><text:span text:style-name="T16">&lt;</text:span><text:span text:style-name="T30">сначала эпизод - проверка сумки в серверной</text:span><text:span text:style-name="T16">&gt;</text:span></text:p>
      <text:p text:style-name="P2"><text:span text:style-name="T16">&lt;</text:span><text:span text:style-name="T3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30">“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6">&lt;</text:span><text:span text:style-name="T30">расширить. Перед кафешкой - диалог с Флатти и ЭйДжей. Все думают, что наконец-то нашли Селестию. Все ликуют</text:span><text:span text:style-name="T16">&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30">Расширить сцену в кафе. Ожидание, подьём и… падение ожиданий</text:span><text:span text:style-name="T16">&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30">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8" text:outline-level="2">Озарение</text:h>
      <text:p text:style-name="P2"/>
      <text:p text:style-name="P2"><text:span text:style-name="T16">&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oft-page-break/><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16">– </text:span>Ну хорошо. Убедила. В конце-концов, можем поступить так. Вы с Флатти вернётесь обратно а я продолжу поиски здесь.</text:p>
      <text:p text:style-name="P90"><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16">– </text:span>Вы можете связываться со мной раз в месяц по коридору.</text:p>
      <text:p text:style-name="P90"><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16">– </text:span>Конечно оставаться. Кто ещё, кроме нас, может найти её?</text:p>
      <text:p text:style-name="P90"><text:span text:style-name="T16">– </text:span>Я думал, ты не сможешь оставить Энджела и всех остальных надолго.</text:p>
      <text:p text:style-name="P90"><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6">– </text:span>Извини, Флаттершай, забылся.</text:p>
      <text:p text:style-name="P96"><text:span text:style-name="T16">– </text:span>Та ладно, я ж не против, – возразила Эпплджек. – Не парься, Флатти. Было б хуже, если б он <text:s/>назвал меня Эпплджек на людях.</text:p>
      <text:p text:style-name="P96"><text:span text:style-name="T16">– </text:span>Ты так... – запнулась Флаттершай. – Так быстро забыла свою ферму. И...</text:p>
      <text:p text:style-name="P96"><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6">– </text:span>Как ты можешь так говорить? – расплакалась Флаттершай.</text:p>
      <text:p text:style-name="P96"><text:span text:style-name="T16">– </text:span>Эй, девушки, не ссорьтесь! Мы — одна команда! И надеюсь, останемся ею и в дальнейшем. </text:p>
      <text:list xml:id="list4566954935196446023"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6">– </text:span>А если нет? – Эпплджек смотрела мне мне прямо в глаза.</text:p>
      <text:list xml:id="list192209057524303" text:continue-numbering="true" text:style-name="L5">
        <text:list-header>
          <text:p text:style-name="P159">Я молча пожал плечами. Эпплджек уверенно продолжила.</text:p>
        </text:list-header>
      </text:list>
      <text:p text:style-name="P96"><text:soft-page-break/><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6">– </text:span>Спасибо, ЭйДжей.</text:p>
      <text:p text:style-name="P96"><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209291970709" text:continue-numbering="true" text:style-name="L5">
        <text:list-header>
          <text:p text:style-name="P159">Флаттершай пробормотала нечто, показавшееся мне знакомым.</text:p>
        </text:list-header>
      </text:list>
      <text:p text:style-name="P96"><text:span text:style-name="T16">– </text:span>Флатти, ты что-то сказала? Я не расслышал.</text:p>
      <text:p text:style-name="P96"><text:span text:style-name="T16">– </text:span>Намерение Изменяет Реальность.</text:p>
      <text:p text:style-name="P96"><text:span text:style-name="T16">– </text:span>Эээ. А где ты слышала эту фразу, если не секрет?</text:p>
      <text:p text:style-name="P96"><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209085836697"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6">– </text:span>Флатти, ЭйДжей, буду через час. Ждите!</text:p>
      <text:p text:style-name="P90"/>
      <text:h text:style-name="P167" text:outline-level="2">Почти.</text:h>
      <text:p text:style-name="P108"/>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16">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text:soft-page-break/>Ниточка, чуть было не прервавшаяся в офисе, повела в квартиру Влада.</text:p>
      <text:p text:style-name="P96"/>
      <text:h text:style-name="P167" text:outline-level="2">Дискорд</text:h>
      <text:p text:style-name="P111"/>
      <text:p text:style-name="P108">Девушки поспешно собирались, пока я растолковывал им задачу.</text:p>
      <text:p text:style-name="P108"><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16">– </text:span>Это тот твой приятель, который разбился с полгода назад? – спросила Эпплджек.</text:p>
      <text:p text:style-name="P108"><text:span text:style-name="T16">– </text:span>Да, это он.</text:p>
      <text:p text:style-name="P108"><text:span text:style-name="T16">– </text:span>А как мы попадём в его квартиру? Там сейчас кто-то живёт? – Флаттершай прыгала на одной ноге, натягивая кед.</text:p>
      <text:p text:style-name="P108"><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10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30">Плохо написано!</text:span><text:span text:style-name="T16">&gt;</text:span></text:p>
      <text:p text:style-name="P109">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16">– </text:span>Макс, что случилось? У нас проблемы?</text:p>
      <text:p text:style-name="P109"><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16">–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16">– </text:span>Нет нужды. Лучше станьте-ка сзади меня так, чтобы заслонить от этих бабулек и от вооон той камеры наблюдения.</text:p>
      <text:list xml:id="list1751543462104372076"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3"><text:span text:style-name="T16">–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3"><text:span text:style-name="T16">– </text:span>Макс, тут окно разбито! И верёвка какая-то висит. – крикнула Флаттершай из кухни.</text:p>
      <text:p text:style-name="P133"><text:span text:style-name="T16">–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6">–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16">– </text:span>Оп-па! – пробормотала Эпплджек. – Нежданчик!</text:p>
      <text:p text:style-name="P133"><text:span text:style-name="T16">– </text:span>Ты, я вижу, времени не терял, – моя рука под прикрытием стола медленно тянулась к тяжёлой фарфоровой кружке, стоящей на краю.</text:p>
      <text:p text:style-name="P112"><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16">– </text:span>А почему ты вообще решил искать нас тут? – спросила Эпплджек. – Приехал бы домой. Мы б тебя чаем напоили.</text:p>
      <text:p text:style-name="P112"><text:span text:style-name="T16">–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2"><text:span text:style-name="T16">– </text:span>С кем это вы тут разговариваете?</text:p>
      <text:list xml:id="list4976606027100316083" text:style-name="L7">
        <text:list-header>
          <text:p text:style-name="P1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text:soft-page-break/>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68" text:outline-level="2">Селестия</text:h>
      <text:p text:style-name="P133"/>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16">&lt;</text:span><text:span text:style-name="T30">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3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text:soft-page-break/>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24">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126">– И что? – продолжила его мысль Эпплджек.</text:p>
      <text:p text:style-name="P126">– Эквестрийские <text:span text:style-name="T16">&lt;</text:span><text:span text:style-name="T30">три месяца</text:span><text:span text:style-name="T16">&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text:soft-page-break/>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122"/>
      <text:h text:style-name="P168"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6">&lt;</text:span><text:span text:style-name="T30">полгода</text:span><text:span text:style-name="T16">&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3" text:outline-level="1">Беседа за столиком в ночи</text:h>
      <text:p text:style-name="P92">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16">–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0"><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1">дело даже не в магии — она во многих молодых мирах есть). Дело в нестыковках, несуразицах и нелепицах.</text:span><text:span text:style-name="T1">&gt;</text:span></text:p>
      <text:p text:style-name="P96"/>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31">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2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2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6">&lt;</text:span>упомянуть в эпизоде на Терре, что МЛП-сериал закрылся год назад<text:span text:style-name="T16">&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6">&lt;</text:span><text:span text:style-name="T33">чёрт</text:span><text:span text:style-name="T16">&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6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text:soft-page-break/>–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16">–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6">–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6">&lt;</text:span><text:span text:style-name="T30">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6">&lt;</text:span><text:span text:style-name="T30">полгода</text:span><text:span text:style-name="T16">&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30">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text:soft-page-break/>Я покачал головой.</text:p>
      <text:p text:style-name="P96"><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16">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168266005950604148" text:style-name="L8">
        <text:list-header>
          <text:p text:style-name="P161">(<text:span text:style-name="T35">Луна — как повелительница снов, слышала разговор Макса с Анакорном</text:span>)</text:p>
          <text:p text:style-name="P162"/>
        </text:list-header>
      </text:list>
      <text:p text:style-name="P123">***</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31">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32">-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90">Я опустил руку на шею Дэш и ощутил теплоту и лёгкое покалывание в пустоте.</text:p>
      <text:p text:style-name="P90"><text:span text:style-name="T16">–</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68" text:outline-level="2">Земля</text:h>
      <text:p text:style-name="P93">Музыкальная тема из бегущего по лезвию бритвы — <text:span text:style-name="T16">Mission impossible</text:span></text:p>
      <text:p text:style-name="P95">или из <text:span text:style-name="T16">Donnie Darko</text:span></text:p>
      <text:p text:style-name="P94">&lt;Ужас возвращения из тёплого волшебного мира друзей в холодную скучную реальность.&gt;</text:p>
      <text:p text:style-name="P8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90"/>
      <text:p text:style-name="P90"/>
      <text:p text:style-name="P90"/>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31">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30">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8T19:22:06.381000000</dc:date>
    <meta:editing-duration>P93DT5H6M33S</meta:editing-duration>
    <meta:editing-cycles>5696</meta:editing-cycles>
    <meta:generator>LibreOffice/5.1.0.3$Windows_x86 LibreOffice_project/5e3e00a007d9b3b6efb6797a8b8e57b51ab1f737</meta:generator>
    <meta:document-statistic meta:table-count="0" meta:image-count="0" meta:object-count="0" meta:page-count="167" meta:paragraph-count="3449" meta:word-count="76225" meta:character-count="506671" meta:non-whitespace-character-count="430375"/>
  </office:meta>
</office:document-meta>
</file>